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6.997cm" fo:margin-top="0cm" fo:margin-bottom="0.212cm" table:align="margins" style:may-break-between-rows="false"/>
    </style:style>
    <style:style style:name="Table3.A" style:family="table-column">
      <style:table-column-properties style:column-width="4.581cm" style:rel-column-width="17659*"/>
    </style:style>
    <style:style style:name="Table3.B" style:family="table-column">
      <style:table-column-properties style:column-width="12.416cm" style:rel-column-width="47876*"/>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5.729cm" fo:margin-left="1.268cm" fo:margin-top="0cm" fo:margin-bottom="0.212cm" table:align="left" style:may-break-between-rows="false"/>
    </style:style>
    <style:style style:name="Table2.A" style:family="table-column">
      <style:table-column-properties style:column-width="2.327cm"/>
    </style:style>
    <style:style style:name="Table2.B" style:family="table-column">
      <style:table-column-properties style:column-width="4.419cm"/>
    </style:style>
    <style:style style:name="Table2.C" style:family="table-column">
      <style:table-column-properties style:column-width="8.983cm"/>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C3" style:family="table-cell">
      <style:table-cell-properties fo:padding="0.097cm" fo:border-left="0.002cm solid #000000" fo:border-right="0.002cm solid #000000" fo:border-top="none" fo:border-bottom="0.002cm solid #000000"/>
    </style:style>
    <style:style style:name="Table1" style:family="table">
      <style:table-properties style:width="15.729cm" fo:margin-top="0cm" fo:margin-bottom="0.212cm" table:align="right" style:may-break-between-rows="false"/>
    </style:style>
    <style:style style:name="Table1.A" style:family="table-column">
      <style:table-column-properties style:column-width="3.625cm"/>
    </style:style>
    <style:style style:name="Table1.B" style:family="table-column">
      <style:table-column-properties style:column-width="12.104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7cm" fo:margin-top="0cm" fo:margin-bottom="0.212cm" table:align="margins" style:may-break-between-rows="false"/>
    </style:style>
    <style:style style:name="Table4.A" style:family="table-column">
      <style:table-column-properties style:column-width="2.224cm" style:rel-column-width="8577*"/>
    </style:style>
    <style:style style:name="Table4.B" style:family="table-column">
      <style:table-column-properties style:column-width="14.773cm" style:rel-column-width="56958*"/>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ff"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paragraph-properties fo:text-align="center" style:justify-single-word="false"/>
    </style:style>
    <style:style style:name="P3" style:family="paragraph" style:parent-style-name="Contents_20_1">
      <style:paragraph-properties>
        <style:tab-stops>
          <style:tab-stop style:position="16.997cm" style:type="right" style:leader-style="dotted" style:leader-text="."/>
        </style:tab-stops>
      </style:paragraph-properties>
    </style:style>
    <style:style style:name="P4" style:family="paragraph" style:parent-style-name="Contents_20_2">
      <style:paragraph-properties>
        <style:tab-stops>
          <style:tab-stop style:position="16.498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Prototype">
      <style:text-properties fo:background-color="transparent"/>
    </style:style>
    <style:style style:name="P7" style:family="paragraph" style:parent-style-name="Source_20_Code">
      <style:text-properties fo:font-weight="bold" style:font-weight-asian="bold" style:font-weight-complex="bold"/>
    </style:style>
    <style:style style:name="P8" style:family="paragraph" style:parent-style-name="Source_20_Code">
      <style:text-properties fo:font-weight="normal" style:font-weight-asian="normal" style:font-weight-complex="normal"/>
    </style:style>
    <style:style style:name="P9" style:family="paragraph" style:parent-style-name="Source_20_Code_20_One_20_Line">
      <style:text-properties fo:font-weight="normal" style:font-weight-asian="normal" style:font-weight-complex="normal"/>
    </style:style>
    <style:style style:name="P10" style:family="paragraph" style:parent-style-name="Source_20_Code_20_First">
      <style:text-properties fo:font-weight="bold" style:font-weight-asian="bold" style:font-weight-complex="bold"/>
    </style:style>
    <style:style style:name="P11" style:family="paragraph" style:parent-style-name="Source_20_Code_20_First">
      <style:text-properties fo:font-weight="normal" style:font-weight-asian="normal" style:font-weight-complex="normal"/>
    </style:style>
    <style:style style:name="P12" style:family="paragraph" style:parent-style-name="Source_20_Code_20_First">
      <style:paragraph-properties fo:break-before="page"/>
    </style:style>
    <style:style style:name="P13" style:family="paragraph" style:parent-style-name="Code_20_Explanation">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1"/>
    <style:style style:name="P21" style:family="paragraph" style:parent-style-name="Text_20_body" style:list-style-name="L10">
      <style:paragraph-properties fo:margin-left="0cm" fo:margin-right="0cm" fo:text-indent="0cm" style:auto-text-indent="false"/>
    </style:style>
    <style:style style:name="P22" style:family="paragraph" style:parent-style-name="Code_20_Explanation" style:list-style-name="L2"/>
    <style:style style:name="P23" style:family="paragraph" style:parent-style-name="Code_20_Explanation" style:list-style-name="L3"/>
    <style:style style:name="P24" style:family="paragraph" style:parent-style-name="Code_20_Explanation" style:list-style-name="L4"/>
    <style:style style:name="P25" style:family="paragraph" style:parent-style-name="Source_20_Cod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fo:background-color="#99ccf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background-color="#99ccff"/>
    </style:style>
    <style:style style:name="T9" style:family="text">
      <style:text-properties fo:background-color="transparent"/>
    </style:style>
    <style:style style:name="T10" style:family="text">
      <style:text-properties fo:font-size="9pt" style:font-size-asian="9pt" style:font-size-complex="9pt"/>
    </style:style>
    <style:style style:name="T11" style:family="text">
      <style:text-properties style:font-name-asian="LucidaConsole" style:font-size-asian="10pt" style:font-name-complex="LucidaConsole" style:font-size-complex="10pt"/>
    </style:style>
    <style:style style:name="T12"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Console Application Runner Classes</text:p>
      <text:p text:style-name="Subtitle">User Guide</text:p>
      <text:table-of-content text:style-name="Sect1" text:name="Table of Contents1">
        <text:table-of-content-source text:outline-level="3"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text:a xlink:type="simple" xlink:href="#Overview">Overview</text:a><text:tab/>1</text:p>
          <text:p text:style-name="P3"><text:a xlink:type="simple" xlink:href="#TPJConsoleApp">TPJConsoleApp</text:a><text:tab/>2</text:p>
          <text:p text:style-name="P4"><text:a xlink:type="simple" xlink:href="#TPJConsoleApp-Properties">Properties</text:a><text:tab/>2</text:p>
          <text:p text:style-name="P4"><text:a xlink:type="simple" xlink:href="#TPJConsoleApp-Methods">Methods</text:a><text:tab/>6</text:p>
          <text:p text:style-name="P4"><text:a xlink:type="simple" xlink:href="#TPJConsoleApp-Events">Events</text:a><text:tab/>6</text:p>
          <text:p text:style-name="P3"><text:a xlink:type="simple" xlink:href="#TPJCustomConsoleApp">TPJCustomConsoleApp</text:a><text:tab/>7</text:p>
          <text:p text:style-name="P3"><text:a xlink:type="simple" xlink:href="#TPJPipe">TPJPipe</text:a><text:tab/>7</text:p>
          <text:p text:style-name="P4"><text:a xlink:type="simple" xlink:href="#TPJPipe-Properties">Properties</text:a><text:tab/>7</text:p>
          <text:p text:style-name="P4"><text:a xlink:type="simple" xlink:href="#TPJPipe-Methods">Methods</text:a><text:tab/>8</text:p>
          <text:p text:style-name="P3"><text:a xlink:type="simple" xlink:href="#Examples">Examples</text:a><text:tab/>10</text:p>
          <text:p text:style-name="P4"><text:a xlink:type="simple" xlink:href="#Example 1">Example 1</text:a>: ExecAndWait<text:tab/>10</text:p>
          <text:p text:style-name="P4"><text:a xlink:type="simple" xlink:href="#Example 2">Example 2</text:a>: ExecAndWait that lets a GUI remain interactive<text:tab/>11</text:p>
          <text:p text:style-name="P4"><text:a xlink:type="simple" xlink:href="#Example 3">Example 3</text:a>: Indicating Progress<text:tab/>12</text:p>
          <text:p text:style-name="P4"><text:a xlink:type="simple" xlink:href="#Example 4">Example 4</text:a>: Timing Out<text:tab/>13</text:p>
          <text:p text:style-name="P4"><text:a xlink:type="simple" xlink:href="#Example 5">Example 5</text:a>: Terminating an Application<text:tab/>14</text:p>
          <text:p text:style-name="P4"><text:a xlink:type="simple" xlink:href="#Example 6">Example 6</text:a>: Redirecting Standard I/O using Files<text:tab/>16</text:p>
          <text:p text:style-name="P4"><text:a xlink:type="simple" xlink:href="#Example 7">Example 7</text:a>: Redirecting Standard I/O using Pipes<text:tab/>17</text:p>
          <text:p text:style-name="P4"><text:a xlink:type="simple" xlink:href="#Example 8">Example 8</text:a>: Echoing Console Output to a GUI<text:tab/>18</text:p>
          <text:p text:style-name="P4"><text:a xlink:type="simple" xlink:href="#Example 9">Example 9</text:a>: Subclassing TPJConsoleApp<text:tab/>21</text:p>
          <text:p text:style-name="P4"><text:a xlink:type="simple" xlink:href="#Example 10">Example 10</text:a>: TPJConsoleApp &amp; Console Applications<text:tab/>24</text:p>
          <text:p text:style-name="P3"><text:a xlink:type="simple" xlink:href="#Appendices">Appendices</text:a><text:tab/>26</text:p>
          <text:p text:style-name="P4"><text:a xlink:type="simple" xlink:href="#Appendix 1">Appendix 1</text:a>: Inheritable Handles<text:tab/>26</text:p>
          <text:p text:style-name="P4"><text:a xlink:type="simple" xlink:href="#Appendix 2">Appendix 2</text:a>: Console Application Source Code<text:tab/>27</text:p>
          <text:p text:style-name="P5"><text:a xlink:type="simple" xlink:href="#Timed">Timed.exe</text:a><text:tab/>27</text:p>
          <text:p text:style-name="P5"><text:a xlink:type="simple" xlink:href="#Echoer">Echoer.exe</text:a><text:tab/>28</text:p>
        </text:index-body>
      </text:table-of-content>
      <text:h text:style-name="Heading_20_1" text:outline-level="1"><text:bookmark-start text:name="Overview"/>Overview<text:bookmark-end text:name="Overview"/></text:h>
      <text:p text:style-name="Text_20_body">The Console Application Runner classes are intended to simplify <text:s/>working with child console application processes. There are three classes:</text:p>
      <text:list xml:id="list20506308" text:style-name="L1">
        <text:list-item>
          <text:p text:style-name="P14"><text:span text:style-name="Variable">TPJCustomConsoleApp</text:span></text:p>
        </text:list-item>
        <text:list-item>
          <text:p text:style-name="P14"><text:span text:style-name="Variable">TPJConsoleApp</text:span></text:p>
        </text:list-item>
        <text:list-item>
          <text:p text:style-name="P14"><text:span text:style-name="Variable">TPJPipe</text:span></text:p>
        </text:list-item>
      </text:list>
      <text:p text:style-name="Text_20_body">These classes are briefly described in the following table:</text:p>
      <table:table table:name="Table3" table:style-name="Table3">
        <table:table-column table:style-name="Table3.A"/>
        <table:table-column table:style-name="Table3.B"/>
        <table:table-header-rows>
          <text:soft-page-break/>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text:span text:style-name="Variable">TPJCustomConsoleApp</text:span></text:p>
          </table:table-cell>
          <table:table-cell table:style-name="Table3.B2" office:value-type="string">
            <text:p text:style-name="Table_20_Contents">Base class for <text:span text:style-name="Variable">TPJConsoleApp</text:span>. Provides all functionality but declares all properties protected. Use this class if creating sub-classes that do not want to make all properties public or need to execute custom code within the class rather than handling events.</text:p>
          </table:table-cell>
        </table:table-row>
        <table:table-row>
          <table:table-cell table:style-name="Table3.A2" office:value-type="string">
            <text:p text:style-name="Table_20_Contents"><text:span text:style-name="Variable">TPJConsoleApp</text:span></text:p>
          </table:table-cell>
          <table:table-cell table:style-name="Table3.B2" office:value-type="string">
            <text:p text:style-name="Table_20_Contents">Main console application class. Makes all properties public. Use instances of this class when working with console processes.</text:p>
          </table:table-cell>
        </table:table-row>
        <table:table-row>
          <table:table-cell table:style-name="Table3.A2" office:value-type="string">
            <text:p text:style-name="Table_20_Contents"><text:span text:style-name="Variable">TPJPipe</text:span></text:p>
          </table:table-cell>
          <table:table-cell table:style-name="Table3.B2" office:value-type="string">
            <text:p text:style-name="Table_20_Contents">Helper class to use when redirecting console application standard input, output and error channels using pipes.</text:p>
          </table:table-cell>
        </table:table-row>
      </table:table>
      <text:p text:style-name="Text_20_body">This user guide provides a full explanation of the classes, including a review of the properties., methods and events.</text:p>
      <text:p text:style-name="Text_20_body">Ten examples of using the classes are provided.</text:p>
      <text:p text:style-name="Text_20_body">The document closes with two appendices, the first of which discusses the inheritable handles required for redirection and the second presents two console applications that can be used with the examples.</text:p>
      <text:h text:style-name="Heading_20_1" text:outline-level="1"><text:bookmark-start text:name="TPJConsoleApp"/>TPJConsoleApp<text:bookmark-end text:name="TPJConsoleApp"/></text:h>
      <text:p text:style-name="Text_20_body">This class is designed to be used to control the execution of child console application processes. The class provides facilities to redirect the console process' standard input, output and error handles. The application's execution can be given a time-out and can be time sliced to allow progress to be reported and redirected output to be handled while the console application continues to execute. Security levels and environment blocks can be customised. Errant processes can be terminated. Finally, the program's exit code is made available.</text:p>
      <text:p text:style-name="Text_20_body"><text:span text:style-name="Variable">TPJConsoleApp</text:span> descends from <text:span text:style-name="Variable">TPJCustomConsoleApp</text:span>. The only differences are that <text:span text:style-name="Variable">TPJCustomConsoleApp</text:span> declares all properties and events as protected whereas <text:span text:style-name="Variable">TPJConsoleApp</text:span> makes them all public.</text:p>
      <text:h text:style-name="Heading_20_2" text:outline-level="2"><text:bookmark-start text:name="TPJConsoleApp-Properties"/>Properties<text:bookmark-end text:name="TPJConsoleApp-Properties"/></text:h>
      <text:p text:style-name="Prototype"><text:span text:style-name="T3">property</text:span><text:span text:style-name="T5"> ConsoleTitle: </text:span><text:span text:style-name="T3">string</text:span><text:span text:style-name="T5">;</text:span></text:p>
      <text:p text:style-name="Code_20_Explanation"><text:span text:style-name="T5">The title to be displayed in any new console window. If the property is set to the empty string then the console's default title is used. This property only has an effect if the console app has its own console window (see also: </text:span><text:span text:style-name="Variable"><text:span text:style-name="T5">UseNewConsole</text:span></text:span><text:span text:style-name="T5">).</text:span></text:p>
      <text:p text:style-name="P13">Default = empty string.</text:p>
      <text:p text:style-name="Prototype"><text:span text:style-name="T3">property</text:span> ElapsedTime: LongWord;</text:p>
      <text:p text:style-name="Code_20_Explanation">Read Only. Specifies the approximate time in milliseconds since the console application began executing. The clock stops when the application completes or times out. This property is updated only when the application yields control to this object. The frequency with which this happens depends on the <text:span text:style-name="Variable">TimeSlice</text:span> property. If <text:span text:style-name="Variable">TimeSlice</text:span> is <text:span text:style-name="Variable">INFINITE</text:span> then <text:span text:style-name="Variable">ElapsedTime</text:span> is only updated once the application terminates.</text:p>
      <text:p text:style-name="Code_20_Explanation">Examine <text:span text:style-name="Variable">ElapsedTime</text:span> in a <text:span text:style-name="Variable">OnWork</text:span> event handler to get the updated execution time while a process is executing. Examine the property after a process has completed to get the total execution time.</text:p>
      <text:p text:style-name="Code_20_Explanation"><text:soft-page-break/>Times are approximate.</text:p>
      <text:p text:style-name="Prototype"><text:span text:style-name="T3">property</text:span><text:span text:style-name="T5"> Environment: Pointer;</text:span></text:p>
      <text:p text:style-name="Code_20_Explanation"><text:span text:style-name="T5">Pointer to the environment block</text:span><text:span text:style-name="T5"><text:note text:id="ftn1" text:note-class="footnote"><text:note-citation>1</text:note-citation><text:note-body><text:p text:style-name="Footnote">See <text:a xlink:type="simple" xlink:href="http://www.delphidabbler.com/articles?article=6">http://www.delphidabbler.com/articles?article=6</text:a> for information about environment blocks and how to create them.</text:p></text:note-body></text:note></text:span><text:span text:style-name="T5"> used by the console application. The caller is responsible for allocating and freeing this memory, which must remain allocated while the console application is executing. If the property is nil then the console application inherits the parent process' environment block.</text:span></text:p>
      <text:p text:style-name="P13">Default = nil.</text:p>
      <text:p text:style-name="Prototype"><text:span text:style-name="T3">property</text:span> ErrorCode: LongWord;</text:p>
      <text:p text:style-name="Code_20_Explanation">Read Only. Provides information about any error that occurred while attempting to run a console application. The property is zero if the application was executed successfully. Error codes either correspond to Windows error codes or are set by this class. Error codes set by the class have bit 29 set<text:note text:id="ftn2" text:note-class="footnote"><text:note-citation>2</text:note-citation><text:note-body><text:p text:style-name="Footnote">According to the Windows API documentation, error code with bit 29 set are reserved for application use.</text:p></text:note-body></text:note>. The class specific codes ar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Error code (hex)</text:p>
            </table:table-cell>
            <table:table-cell table:style-name="Table2.A1" office:value-type="string">
              <text:p text:style-name="Table_20_Heading">Constant defined in PJConsoleApp.pas</text:p>
            </table:table-cell>
            <table:table-cell table:style-name="Table2.C1" office:value-type="string">
              <text:p text:style-name="Table_20_Heading">Description</text:p>
            </table:table-cell>
          </table:table-row>
        </table:table-header-rows>
        <table:table-row>
          <table:table-cell table:style-name="Table2.A2" office:value-type="string">
            <text:p text:style-name="P2">$20000001</text:p>
          </table:table-cell>
          <table:table-cell table:style-name="Table2.A2" office:value-type="string">
            <text:p text:style-name="Table_20_Contents"><text:span text:style-name="Variable">cAppErrorTimeOut</text:span></text:p>
          </table:table-cell>
          <table:table-cell table:style-name="Table2.C2" office:value-type="string">
            <text:p text:style-name="Table_20_Contents">Application timed out (see the <text:span text:style-name="Variable">MaxExecTime</text:span> property).</text:p>
          </table:table-cell>
        </table:table-row>
        <table:table-row>
          <table:table-cell table:style-name="Table2.A2" office:value-type="string">
            <text:p text:style-name="P2">$20000002</text:p>
          </table:table-cell>
          <table:table-cell table:style-name="Table2.A2" office:value-type="string">
            <text:p text:style-name="Table_20_Contents"><text:span text:style-name="Variable">cAppErrorTerminated</text:span></text:p>
          </table:table-cell>
          <table:table-cell table:style-name="Table2.C3" office:value-type="string">
            <text:p text:style-name="Table_20_Contents">Application was forcibly terminated (see the <text:span text:style-name="Variable">Terminate</text:span> method).</text:p>
          </table:table-cell>
        </table:table-row>
      </table:table>
      <text:p text:style-name="Code_20_Explanation_20_with_20_Params">To check for application errors, use the constants from the table and <text:span text:style-name="T3">and</text:span> them with the <text:span text:style-name="Variable">cAppErrorMask</text:span> constant, defined in <text:span text:style-name="Source_20_Text">PJConsoleApp.pas</text:span> as<text:span text:style-name="Source_20_Text"> </text:span><text:span text:style-name="Source_20_Literal">1</text:span><text:span text:style-name="Source_20_Text"> </text:span><text:span text:style-name="Source_20_Text"><text:span text:style-name="T3">shl</text:span></text:span><text:span text:style-name="Source_20_Text"> </text:span><text:span text:style-name="Source_20_Literal">29</text:span>. For example:<text:line-break/><text:span text:style-name="Source_20_Text"><text:span text:style-name="T3">if</text:span></text:span><text:span text:style-name="Source_20_Text"> (ErrorCode </text:span><text:span text:style-name="Source_20_Text"><text:span text:style-name="T3">and</text:span></text:span><text:span text:style-name="Source_20_Text"> cAppErrorTimeout) &lt;&gt; </text:span><text:span text:style-name="Source_20_Literal">0</text:span><text:span text:style-name="Source_20_Text"> </text:span><text:span text:style-name="Source_20_Text"><text:span text:style-name="T3">then</text:span></text:span><text:span text:style-name="Source_20_Text"><text:span text:style-name="T5"> </text:span></text:span><text:span text:style-name="Source_20_Comment"><text:span text:style-name="T5">{Do something}</text:span></text:span><text:span text:style-name="Source_20_Text"><text:span text:style-name="T5">;</text:span></text:span>.</text:p>
      <text:p text:style-name="Code_20_Explanation_20_with_20_Params">Note that this property only represents errors that prevent the console application from running. Errors that occur within the application are not caught here – they are usually reported via the program's exit code and will be stored in the <text:span text:style-name="Variable">ExitCode</text:span> property.</text:p>
      <text:p text:style-name="Prototype"><text:span text:style-name="T3">property</text:span> ErrorMessage: <text:span text:style-name="T3">string</text:span>;</text:p>
      <text:p text:style-name="Code_20_Explanation">Read Only. The error message corresponding the value of <text:span text:style-name="Variable">ErrorCode</text:span>, or the empty string if <text:span text:style-name="Variable">ErrorCode</text:span> is 0. If <text:span text:style-name="Variable">ErrorCode</text:span> corresponds to a Windows error then <text:span text:style-name="Variable">ErrorMessage</text:span> stores the error description provided by Windows.</text:p>
      <text:p text:style-name="Prototype"><text:span text:style-name="T3">property</text:span> ExitCode: LongWord;</text:p>
      <text:p text:style-name="Code_20_Explanation">Read Only. Exit code returned by the console application on completion. The value of the property is application dependent<text:note text:id="ftn3" text:note-class="footnote"><text:note-citation>3</text:note-citation><text:note-body><text:p text:style-name="Footnote">Refer to the console application's documentation for details of any exit codes.</text:p></text:note-body></text:note>.</text:p>
      <text:p text:style-name="Code_20_Explanation">The value of <text:span text:style-name="Variable">ExitCode</text:span> is meaningless if the <text:span text:style-name="Variable">ErrorCode</text:span> property is non-zero.</text:p>
      <text:p text:style-name="Prototype"><text:span text:style-name="T3">property</text:span> KillTimedOutProcess: Boolean;</text:p>
      <text:p text:style-name="Code_20_Explanation">When this property is True the console application will be forcibly terminated should it time out or be terminated via the <text:span text:style-name="Variable">Terminate</text:span> method. Setting the property to False causes a timed out or terminated application to be left running after the <text:span text:style-name="Variable">Execute</text:span> method has returned, severing this object' connection with the application.</text:p>
      <text:p text:style-name="Code_20_Explanation"><text:soft-page-break/>The Windows API <text:span text:style-name="Variable">TerminateProcess</text:span> function is used to kill the application. This function does not perform a clean shut-down of the application. See Windows API help for details.</text:p>
      <text:p text:style-name="Code_20_Explanation">Default = True.</text:p>
      <text:p text:style-name="Prototype"><text:span text:style-name="T3">property</text:span> MaxExecTime: LongWord;</text:p>
      <text:p text:style-name="Code_20_Explanation">Specifies the maximum permitted execution time of the console application, in milliseconds. If the application runs for longer than <text:span text:style-name="Variable">MaxExecTime</text:span> then the <text:span text:style-name="Variable">Execute</text:span> method returns once the time has elapsed. If the <text:span text:style-name="Variable">KillTimedOutProcess</text:span> property is True then the console application is terminated, otherwise the process continues but no longer has any connection with this object.</text:p>
      <text:p text:style-name="Code_20_Explanation"><text:span text:style-name="Variable">MaxExecTime</text:span> may be set to <text:span text:style-name="Variable">INFINITE</text:span>, in which case the console application it will never time out until it has finished execution. In cases where the application is deemed to be running too long it may still be possible to force the application to terminate using the <text:span text:style-name="Variable">Terminate</text:span> method.</text:p>
      <text:p text:style-name="Code_20_Explanation">Default = 60,000ms (one minute).</text:p>
      <text:p text:style-name="Prototype"><text:span text:style-name="T3">property</text:span><text:span text:style-name="T5"> Priority: TPJConsoleAppPriority;</text:span></text:p>
      <text:p text:style-name="P13">Priority with which the console application is started. Possible values are:</text:p>
      <table:table table:name="Table1" table:style-name="Table1">
        <table:table-column table:style-name="Table1.A"/>
        <table:table-column table:style-name="Table1.B"/>
        <table:table-header-rows>
          <table:table-row>
            <table:table-cell table:style-name="Table1.A1" office:value-type="string">
              <text:p text:style-name="Table_20_Heading">Valu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text:span text:style-name="Variable">cpDefault</text:span></text:p>
          </table:table-cell>
          <table:table-cell table:style-name="Table1.B2" office:value-type="string">
            <text:p text:style-name="Table_20_Contents">Default priority. Normally <text:span text:style-name="Variable">cpNormal</text:span> is used unless the parent process has priority <text:span text:style-name="Variable">cpIdle</text:span> in which case <text:span text:style-name="Variable">cpIdle</text:span> is used.</text:p>
          </table:table-cell>
        </table:table-row>
        <table:table-row>
          <table:table-cell table:style-name="Table1.A2" office:value-type="string">
            <text:p text:style-name="Table_20_Contents"><text:span text:style-name="Variable">cpHigh</text:span></text:p>
          </table:table-cell>
          <table:table-cell table:style-name="Table1.B2" office:value-type="string">
            <text:p text:style-name="Table_20_Contents">High priority. Use for time-critical tasks (processor intensive).</text:p>
          </table:table-cell>
        </table:table-row>
        <table:table-row>
          <table:table-cell table:style-name="Table1.A2" office:value-type="string">
            <text:p text:style-name="Table_20_Contents"><text:span text:style-name="Variable">cpNormal</text:span></text:p>
          </table:table-cell>
          <table:table-cell table:style-name="Table1.B2" office:value-type="string">
            <text:p text:style-name="Table_20_Contents">Normal priority for applications with no specific scheduling needs.</text:p>
          </table:table-cell>
        </table:table-row>
        <table:table-row>
          <table:table-cell table:style-name="Table1.A2" office:value-type="string">
            <text:p text:style-name="Table_20_Contents"><text:span text:style-name="Variable">cpIdle</text:span></text:p>
          </table:table-cell>
          <table:table-cell table:style-name="Table1.B2" office:value-type="string">
            <text:p text:style-name="Table_20_Contents">Idle priority. The process is run only when the system is idle.</text:p>
          </table:table-cell>
        </table:table-row>
        <table:table-row>
          <table:table-cell table:style-name="Table1.A2" office:value-type="string">
            <text:p text:style-name="Table_20_Contents"><text:span text:style-name="Variable">cpRealTime</text:span></text:p>
          </table:table-cell>
          <table:table-cell table:style-name="Table1.B2" office:value-type="string">
            <text:p text:style-name="Table_20_Contents">Real time priority. Highest possible priority (pre-empts all threads, including the operating system).</text:p>
          </table:table-cell>
        </table:table-row>
      </table:table>
      <text:p text:style-name="Code_20_Explanation"><text:span text:style-name="T5">Default = </text:span><text:span text:style-name="Variable"><text:span text:style-name="T5">cpDefault</text:span></text:span><text:span text:style-name="T5">.</text:span></text:p>
      <text:p text:style-name="Prototype"><text:span text:style-name="T3">property</text:span><text:span text:style-name="T5"> ProcessAttrs: PSecurityAttributes;</text:span></text:p>
      <text:p text:style-name="P13">Security and inheritance attributes for the console application process. Determines whether the process handle can be inherited by child processes. Setting to nil means the process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3">Default = nil.</text:p>
      <text:p text:style-name="Prototype"><text:span text:style-name="T3">property</text:span> ProcessInfo: TProcessInformation;</text:p>
      <text:p text:style-name="Code_20_Explanation">Read Only. Provides process information for the executing console application. All fields are zero when no application is executing. </text:p>
      <text:p text:style-name="Code_20_Explanation"><text:span text:style-name="Variable">ProcessInfo</text:span> is only of use inside <text:span text:style-name="Variable">OnWork</text:span> or <text:span text:style-name="Variable">OnComplete</text:span> event handlers since these are the only way of accessing it when a process is running.</text:p>
      <text:p text:style-name="Code_20_Explanation">See the Windows API help for information about the fields of <text:span text:style-name="Variable">TProcessInformation</text:span><text:note text:id="ftn4" text:note-class="footnote"><text:note-citation>4</text:note-citation><text:note-body><text:p text:style-name="Footnote">TProcessInformation is a Delphi type name. Look up <text:span text:style-name="Variable"><text:span text:style-name="T10">PROCESS_INFORMATION</text:span></text:span> in Windows API help.</text:p></text:note-body></text:note>.</text:p>
      <text:p text:style-name="Prototype"><text:soft-page-break/><text:span text:style-name="T3">property</text:span> StdIn: THandle;</text:p>
      <text:p text:style-name="Code_20_Explanation">The console application's standard input handle. The program will read standard input from the specified handle. Leave as 0 if standard in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Out: THandle;</text:p>
      <text:p text:style-name="Code_20_Explanation">The console application's standard output handle. The program will write standard output to the specified handle. Leave as 0 if standard output is not to be redirected. Ensure that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 StdErr: THandle;</text:p>
      <text:p text:style-name="Code_20_Explanation">The console application's standard error handle. The program will write standard error output to the specified handle. Leave as 0 if standard error is not to be redirected. Ensure any handles used for this purpose are inheritable. [See <text:a xlink:type="simple" xlink:href="#Appendix 1"><text:span text:style-name="T9">Appendix 1</text:span></text:a> for information about inheritable handles]</text:p>
      <text:p text:style-name="Code_20_Explanation">Default = 0 (no redirection).</text:p>
      <text:p text:style-name="Prototype"><text:span text:style-name="T3">property</text:span><text:span text:style-name="T5"> ThreadAttrs: PSecurityAttributes;</text:span></text:p>
      <text:p text:style-name="P13">Security and inheritance attributes for the console application's primary thread. Determines whether the thread handle can be inherited by child processes. Leaving as nil means the thread handle can't be inherited.</text:p>
      <text:p text:style-name="Code_20_Explanation"><text:span text:style-name="T5">Note that the caller is responsible for setting up the structure correctly. The caller need not maintain a copy of the provided structure once the property is set since </text:span><text:span text:style-name="Variable"><text:span text:style-name="T5">TPJConsoleApp</text:span></text:span><text:span text:style-name="T5"> makes an internal copy.</text:span></text:p>
      <text:p text:style-name="P13">Default = nil.</text:p>
      <text:p text:style-name="Prototype"><text:span text:style-name="T3">property</text:span> TimeSlice: LongWord;</text:p>
      <text:p text:style-name="Code_20_Explanation">Execution of the console application is normally time-sliced. This property determines the length of each time slice, in milliseconds. At the end of each time slice execution of the console application is paused, the length of time left to run is recalculated and the <text:span text:style-name="Variable">OnWork</text:span> event is triggered.</text:p>
      <text:p text:style-name="Code_20_Explanation"><text:span text:style-name="Variable">TimeSlice</text:span> may be set to <text:span text:style-name="Variable">INFINITE</text:span>, in which case the console application is left to run until completion without interuption. In this case the <text:span text:style-name="Variable">OnWork</text:span> event will never be called and the application will never time out. Furthermore, it is not possible to force the application to terminate via the <text:span text:style-name="Variable">Terminate</text:span> method. Setting <text:span text:style-name="Variable">TimeSlice</text:span> to <text:span text:style-name="Variable">INFINITE</text:span> is not recommended.</text:p>
      <text:p text:style-name="Code_20_Explanation">Default = 50ms (1/20<text:span text:style-name="T7">th</text:span> second).</text:p>
      <text:p text:style-name="Prototype"><text:span text:style-name="T3">property</text:span> TimeToLive: LongWord;</text:p>
      <text:p text:style-name="Code_20_Explanation">Read Only. Indicates the amount of time, in milliseconds, the console application has left to run before timing out. The value will be <text:span text:style-name="Variable">INFINITE</text:span> if <text:span text:style-name="Variable">MaxExecTime</text:span> is <text:span text:style-name="Variable">INFINITE</text:span>.</text:p>
      <text:p text:style-name="Code_20_Explanation"><text:span text:style-name="Variable">TimeToLive</text:span> is only of any use if accessed within an <text:span text:style-name="Variable">OnWork</text:span> event handler. The property will always be 0 once a process completes.</text:p>
      <text:p text:style-name="Prototype"><text:soft-page-break/><text:span text:style-name="T3">property</text:span><text:span text:style-name="T5"> UseNewConsole: Boolean;</text:span></text:p>
      <text:p text:style-name="P13">Causes the console application to open a new console window when True. Setting the property to False causes the console application to use any existing console.</text:p>
      <text:p text:style-name="Code_20_Explanation"><text:span text:style-name="T5">When </text:span><text:span text:style-name="Variable"><text:span text:style-name="T5">TPJConsoleApp</text:span></text:span><text:span text:style-name="T5"> is hosted in a GUI program that has no console, a new console window is always used regardless of the value of this property.</text:span></text:p>
      <text:p text:style-name="Code_20_Explanation"><text:span text:style-name="T5">Whether a new console window is actually displayed depends on the state of the </text:span><text:span text:style-name="Variable"><text:span text:style-name="T5">Visible</text:span></text:span><text:span text:style-name="T5"> property.</text:span></text:p>
      <text:p text:style-name="P13">Default = False.</text:p>
      <text:p text:style-name="Prototype"><text:span text:style-name="T3">property</text:span> Visible: Boolean;</text:p>
      <text:p text:style-name="Code_20_Explanation">Determines whether the console application is to be displayed. The behaviour of this property depends on whether <text:span text:style-name="Variable">TPJConsoleApp</text:span> is hosted in a GUI or console application, and on the value of the <text:span text:style-name="Variable">UseNewConsole</text:span> property.</text:p>
      <text:p text:style-name="Code_20_Explanation">When <text:span text:style-name="Variable">TPJConsoleApp</text:span> is hosted by a console application, behaviour depends on the value of the <text:span text:style-name="Variable">UseNewConsole</text:span> property as follows:</text:p>
      <text:list xml:id="list20508113" text:style-name="L2">
        <text:list-item>
          <text:p text:style-name="P22">If <text:span text:style-name="Variable">UseNewConsole</text:span> is True a console window is only displayed when <text:span text:style-name="Variable">Visible</text:span> is True. When <text:span text:style-name="Variable">Visible</text:span> is False no new console window is displayed and output from the process is not displayed.</text:p>
        </text:list-item>
        <text:list-item>
          <text:p text:style-name="P22">When <text:span text:style-name="Variable">UseNewConsole</text:span> is False the program being executed displays its output in the host's console, regardless of the state of the <text:span text:style-name="Variable">Visible</text:span> property.</text:p>
        </text:list-item>
      </text:list>
      <text:p text:style-name="Code_20_Explanation">When the host program is a GUI application the process uses a new console window regardless of the state of <text:span text:style-name="Variable">UseNewConsole</text:span>. The console window is displayed only if the <text:span text:style-name="Variable">Visible</text:span> property is True.</text:p>
      <text:p text:style-name="Code_20_Explanation">Default = False.</text:p>
      <text:h text:style-name="Heading_20_2" text:outline-level="2"><text:bookmark-start text:name="TPJConsoleApp-Methods"/>Methods<text:bookmark-end text:name="TPJConsoleApp-Methods"/></text:h>
      <text:p text:style-name="P6"><text:span text:style-name="T3">constructor </text:span><text:span text:style-name="T5">Create;</text:span></text:p>
      <text:p text:style-name="P13">Sets up the object. Initialises properties to default values.</text:p>
      <text:p text:style-name="Prototype"><text:span text:style-name="T3">function</text:span> Execute(<text:span text:style-name="T3">const</text:span> CmdLine, CurrentDir: <text:span text:style-name="T3">string</text:span>): Boolean;</text:p>
      <text:p text:style-name="Code_20_Explanation_20_with_20_Params">Executes the command line application.</text:p>
      <text:list xml:id="list20516495" text:style-name="List_20_1">
        <text:list-item>
          <text:p text:style-name="Code_20_Param"><text:span text:style-name="Code_20_Param_20_Header"><text:span text:style-name="T5">Parameter</text:span></text:span><text:span text:style-name="T5">:</text:span><text:span text:style-name="T2"> </text:span><text:span text:style-name="Variable"><text:span text:style-name="T5">CmdLine</text:span></text:span><text:span text:style-name="T5"> – </text:span><text:span text:style-name="T2">Command line to execute. This should include the name of the application (with path if necessary) along with any required parameters. Paths and parameters containing spaces should be enclosed in double quotes.</text:span></text:p>
        </text:list-item>
        <text:list-item>
          <text:p text:style-name="Code_20_Param"><text:span text:style-name="Code_20_Param_20_Header"><text:span text:style-name="T6">Parameter</text:span></text:span><text:span text:style-name="T6">:</text:span><text:span text:style-name="T2"> </text:span><text:span text:style-name="Variable"><text:span text:style-name="T5">CurrentDir</text:span></text:span><text:span text:style-name="T5"> – </text:span><text:span text:style-name="T2">The directory that the application is to treat as its current directory. Pass the empty string to use the same current directory as the parent application.</text:span></text:p>
        </text:list-item>
        <text:list-item>
          <text:p text:style-name="Code_20_Param_20_Bottom"><text:span text:style-name="Code_20_Param_20_Header">Return</text:span>: True if the application was executed successfully and False if the application failed to run. When False is returned, the <text:span text:style-name="Variable">ErrorCode</text:span> property will be store a non-zero error code.</text:p>
        </text:list-item>
      </text:list>
      <text:p text:style-name="Prototype"><text:span text:style-name="T3">procedure</text:span> Terminate;</text:p>
      <text:p text:style-name="Code_20_Explanation">Attempts to terminate the process. Calling this method causes the <text:span text:style-name="Variable">Execute</text:span> method to return after the next <text:span text:style-name="Variable">OnWork</text:span> event. If <text:span text:style-name="Variable">KillTimedOutProcess</text:span> is true the console application will be halted. The method has no effect when <text:span text:style-name="Variable">TimeSlice</text:span> is <text:span text:style-name="Variable">INFINITE</text:span>.</text:p>
      <text:h text:style-name="Heading_20_2" text:outline-level="2" text:is-list-header="true"><text:bookmark-start text:name="TPJConsoleApp-Events"/><text:soft-page-break/>Events<text:bookmark-end text:name="TPJConsoleApp-Events"/></text:h>
      <text:p text:style-name="Prototype"><text:span text:style-name="T3">property</text:span> OnComplete: TNotifyEvent;</text:p>
      <text:p text:style-name="Code_20_Explanation">Event triggered when an application completes or times out. Always called and guaranteed to be called <text:span text:style-name="Emphasis">after</text:span> the last <text:span text:style-name="Variable">OnWork</text:span> event. Handle this event to tidy up after the console process is completed. <text:span text:style-name="Variable">ProcessInfo</text:span> is available when this event is triggered. The <text:span text:style-name="Variable">ErrorCode</text:span> property can be used to check how the application terminated – it will be zero if the application executed successfully, did not timeout and was not terminated.</text:p>
      <text:p text:style-name="Prototype"><text:span text:style-name="T3">property</text:span> OnWork: TNotifyEvent;</text:p>
      <text:p text:style-name="Code_20_Explanation">Event triggered when the executing application yields control to this class. The frequency with which this event is triggered depends on the value of the <text:span text:style-name="Variable">TimeSlice</text:span> property – the smaller the value the more frequently the event is triggered. </text:p>
      <text:p text:style-name="Code_20_Explanation">Handle the event to perform any required processing between time slices. Examples of the kind of processing you may wish to perform are:</text:p>
      <text:list xml:id="list20521893" text:style-name="L3">
        <text:list-item>
          <text:p text:style-name="P23">Updating a progress meter in the main application, or reporting time to live or elapsed time since the application began executing.</text:p>
        </text:list-item>
      </text:list>
      <text:list xml:id="list20503617" text:style-name="L4">
        <text:list-item>
          <text:p text:style-name="P24">Processing data written by the console application to redirected standard output or standard error. The most common way to do this is via a pipe.</text:p>
        </text:list-item>
      </text:list>
      <text:p text:style-name="Code_20_Explanation">GUI applications that update the user interface should call <text:span text:style-name="Variable">Application.ProcessMessages</text:span> in the <text:span text:style-name="Variable">OnWork</text:span> event handler to let the application refresh the interface.</text:p>
      <text:p text:style-name="Code_20_Explanation">This event is never triggered if <text:span text:style-name="Variable">TimeSlice</text:span> = <text:span text:style-name="Variable">INFINITE</text:span>.</text:p>
      <text:h text:style-name="Heading_20_1" text:outline-level="1"><text:bookmark-start text:name="TPJCustomConsoleApp"/>TPJCustomConsoleApp<text:bookmark-end text:name="TPJCustomConsoleApp"/></text:h>
      <text:p text:style-name="Text_20_body">This is the base class for <text:span text:style-name="Variable">TPJConsoleApp</text:span>. It implements all the functionality but declares all properties as protected. For details of the main properties, methods and events see <text:span text:style-name="Variable">TPJConsoleApp</text:span> above.</text:p>
      <text:p text:style-name="Text_20_body">If you intend to sub-class <text:span text:style-name="Variable">TPJConsoleApp</text:span> you are recommended to subclass <text:span text:style-name="Variable">TCustomConsoleApp</text:span> instead and to publish just those properties you wish to expose.</text:p>
      <text:p text:style-name="Text_20_body"><text:span text:style-name="Variable">TPJCustomConsoleApp</text:span> has two protected virtual methods that can be overidden in decendants if required:</text:p>
      <text:p text:style-name="Prototype"><text:span text:style-name="T3">procedure</text:span> DoComplete;</text:p>
      <text:p text:style-name="Code_20_Explanation">Triggers the <text:span text:style-name="Variable">OnComplete</text:span> event. Descendants can override to perform specific actions without triggering the event. If the event is still required <text:span text:style-name="Source_20_Text"><text:span text:style-name="T3">inherited</text:span></text:span> can be called.</text:p>
      <text:p text:style-name="Prototype"><text:span text:style-name="T3">procedure</text:span> DoWork;</text:p>
      <text:p text:style-name="Code_20_Explanation">Triggers the <text:span text:style-name="Variable">OnWork</text:span> event. Descendants can override to perform specific actions without triggering the event. If the event is still required <text:span text:style-name="Source_20_Text"><text:span text:style-name="T3">inherited</text:span></text:span> can be called.</text:p>
      <text:h text:style-name="Heading_20_1" text:outline-level="1"><text:bookmark-start text:name="TPJPipe"/>TPJPipe<text:bookmark-end text:name="TPJPipe"/></text:h>
      <text:p text:style-name="Text_20_body">This is a helper class designed for use when redirecting output to and input from pipes. The class can create pipes with the inheritable handles that are required for redirecting the standard i/o of console applications.</text:p>
      <text:p text:style-name="Text_20_body"><text:soft-page-break/><text:span text:style-name="Variable">TPJPipe</text:span> also provides methods that make working with with pipes easier. It can check the number of bytes in a readable pipe, can read bytes from a pipe into either a buffer or a stream and write bytes to a pipe from buffers and streams. Lastly it can safely close a pipe's write handle, effectively signalling end-of-file to the process reading it.</text:p>
      <text:h text:style-name="Heading_20_2" text:outline-level="2"><text:bookmark-start text:name="TPJPipe-Properties"/>Properties<text:bookmark-end text:name="TPJPipe-Properties"/></text:h>
      <text:p text:style-name="Prototype"><text:span text:style-name="T3">property</text:span> ReadHandle: THandle;</text:p>
      <text:p text:style-name="Code_20_Explanation">Read only. Windows handle used to read data from the pipe. If inheritable this handle can be used with <text:span text:style-name="Variable">TPJConsoleApp</text:span>'s <text:span text:style-name="Variable">StdIn</text:span> property to redirect console application input from a pipe.</text:p>
      <text:p text:style-name="Code_20_Explanation">Do not pass this handle to any Windows API function that may alter it (e.g. <text:span text:style-name="Variable">CloseHandle</text:span>).</text:p>
      <text:p text:style-name="Prototype"><text:span text:style-name="T3">property</text:span> WriteHandle: THandle;</text:p>
      <text:p text:style-name="Code_20_Explanation">Read only. Windows handle used to write data to the pipe. If inheritable this handle can be passed to <text:span text:style-name="Variable">TPJConsoleApp</text:span>'s <text:span text:style-name="Variable">StdOut</text:span> and <text:span text:style-name="Variable">StdErr</text:span> properties to redirect standard output and standard error to pipes.</text:p>
      <text:p text:style-name="Code_20_Explanation">Do not pass this handle to any Windows API function that may alter it (e.g. <text:span text:style-name="Variable">CloseHandle</text:span>). If you need to close <text:span text:style-name="Variable">WriteHandle</text:span> to signal end-of-file then use the <text:span text:style-name="Variable">CloseWriteHandle</text:span> method. <text:span text:style-name="Variable">CloseWriteHandle</text:span> closes the handle and sets it to 0.</text:p>
      <text:p text:style-name="Code_20_Explanation"><text:span text:style-name="Variable">WriteHandle</text:span> should not be used when 0.</text:p>
      <text:h text:style-name="Heading_20_2" text:outline-level="2"><text:bookmark-start text:name="TPJPipe-Methods"/>Methods<text:bookmark-end text:name="TPJPipe-Methods"/></text:h>
      <text:p text:style-name="Prototype"><text:span text:style-name="T3">function</text:span> AvailableDataSize: LongWord;</text:p>
      <text:p text:style-name="Code_20_Explanation_20_with_20_Params">Peeks the pipe to get the size of data available for reading from a pipe.</text:p>
      <text:list xml:id="list20642748" text:continue-list="list20516495" text:style-name="List_20_1">
        <text:list-item text:start-value="1">
          <text:p text:style-name="Code_20_Param"><text:span text:style-name="Code_20_Param_20_Header">Return</text:span>: Number of bytes of available data.</text:p>
        </text:list-item>
        <text:list-item>
          <text:p text:style-name="Code_20_Param_20_Bottom"><text:span text:style-name="Code_20_Param_20_Header">Exception</text:span>: Raises <text:span text:style-name="Variable">EInOutError</text:span> if there is an error peeking the pipe.</text:p>
        </text:list-item>
      </text:list>
      <text:p text:style-name="Prototype"><text:span text:style-name="T3">procedure</text:span> CloseWriteHandle;</text:p>
      <text:p text:style-name="Code_20_Explanation">Closes the pipe's write handle if it is open. This effectively signals end-of-file to any reader of the pipe. After calling this method no further data may be written to the pipe and <text:span text:style-name="Variable">WriteHandle</text:span> will be zero.</text:p>
      <text:p text:style-name="Prototype"><text:span text:style-name="T3">procedure</text:span> CopyFromStream(<text:span text:style-name="T3">const</text:span> Stm: TStream; Count: LongWord = 0);</text:p>
      <text:p text:style-name="Code_20_Explanation_20_with_20_Params">Copies data from a stream into the pipe.</text:p>
      <text:list xml:id="list20668769" text:continue-list="list20642748" text:style-name="List_20_1">
        <text:list-item text:start-value="1">
          <text:p text:style-name="Code_20_Param"><text:span text:style-name="Code_20_Param_20_Header">Parameter</text:span>: <text:span text:style-name="Variable">Stm</text:span> – Stream from which to copy data.</text:p>
        </text:list-item>
        <text:list-item>
          <text:p text:style-name="Code_20_Param"><text:span text:style-name="Code_20_Param_20_Header">Parameter</text:span>: <text:span text:style-name="Variable">Count</text:span> – Number of bytes to copy. If 0 then all the remaining data from the stream is copied to the pipe.</text:p>
        </text:list-item>
        <text:list-item>
          <text:p text:style-name="Code_20_Param"><text:span text:style-name="Code_20_Param_20_Header">Exception</text:span>: Raises <text:span text:style-name="Variable">EInOutError</text:span> if the pipe's write handle has been closed or if the pipe can't be written to.</text:p>
        </text:list-item>
        <text:list-item>
          <text:p text:style-name="Code_20_Param_20_Bottom"><text:span text:style-name="Code_20_Param_20_Header">Exception</text:span>: Raises <text:span text:style-name="Variable">EReadError</text:span> if the stream read fails.</text:p>
        </text:list-item>
      </text:list>
      <text:p text:style-name="Prototype"><text:span text:style-name="T3">procedure</text:span> CopyToStream(<text:span text:style-name="T3">const</text:span> Stm: TStream; Count: LongWord = 0);</text:p>
      <text:p text:style-name="Code_20_Explanation_20_with_20_Params">Copies data from the pipe to a stream.</text:p>
      <text:list xml:id="list20646277" text:continue-list="list20668769" text:style-name="List_20_1">
        <text:list-item text:start-value="1">
          <text:p text:style-name="Code_20_Param"><text:span text:style-name="Code_20_Param_20_Header">Parameter</text:span>: <text:span text:style-name="Variable">Stm</text:span> – Stream that receives the data.</text:p>
        </text:list-item>
        <text:list-item>
          <text:p text:style-name="Code_20_Param"><text:span text:style-name="Code_20_Param_20_Header">Parameter</text:span>: <text:span text:style-name="Variable">Count</text:span> – Number of bytes to copy. If 0 then all the remaining data in the pipe is copied to the stream.</text:p>
        </text:list-item>
        <text:list-item>
          <text:p text:style-name="Code_20_Param"><text:soft-page-break/><text:span text:style-name="Code_20_Param_20_Header">Exception</text:span>: Raises <text:span text:style-name="Variable">EInOutError</text:span> if there is an error peeking or reading the pipe.</text:p>
        </text:list-item>
        <text:list-item>
          <text:p text:style-name="Code_20_Param_20_Bottom"><text:span text:style-name="Code_20_Param_20_Header">Exception</text:span>: Raises <text:span text:style-name="Variable">EWriteError</text:span> if the stream write fails.</text:p>
        </text:list-item>
      </text:list>
      <text:p text:style-name="Prototype"><text:span text:style-name="T3">constructor</text:span> Create(<text:span text:style-name="T3">const</text:span> Size: LongWord; <text:span text:style-name="T3">const</text:span> Inheritable: Boolean = True);<text:line-break/> <text:s/><text:span text:style-name="T3">overload</text:span>;</text:p>
      <text:p text:style-name="Code_20_Explanation_20_with_20_Params">Creates a pipe object with specified size. The pipe may optionally have inheritable handles.</text:p>
      <text:list xml:id="list20656463" text:continue-list="list20646277"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Inheritable: Boolean = True);<text:line-break/> <text:s/><text:span text:style-name="T3">overload</text:span>;</text:p>
      <text:p text:style-name="Code_20_Explanation_20_with_20_Params">Creates a pipe object with default size. The pipe may optionally have inheritable handles.</text:p>
      <text:list xml:id="list20649735" text:continue-list="list20656463" text:style-name="List_20_1">
        <text:list-item text:start-value="1">
          <text:p text:style-name="Code_20_Param"><text:span text:style-name="Code_20_Param_20_Header">Parameter</text:span>: <text:span text:style-name="Variable">Inheritable</text:span> – Indicates whether <text:span text:style-name="Variable">ReadHandle</text:span> and <text:span text:style-name="Variable">WriteHandle</text:span> are to be inheritable. Defaults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ize: LongWord; <text:span text:style-name="T3">const</text:span> Security: TSecurityAttributes);<text:line-break/> <text:s/><text:span text:style-name="T3">overload;</text:span></text:p>
      <text:p text:style-name="Code_20_Explanation_20_with_20_Params"><text:s/>Creates a pipe object with specified size and security attributes.</text:p>
      <text:list xml:id="list20665746" text:continue-list="list20649735" text:style-name="List_20_1">
        <text:list-item text:start-value="1">
          <text:p text:style-name="Code_20_Param"><text:span text:style-name="Code_20_Param_20_Header">Parameter</text:span>: <text:span text:style-name="Variable">Size</text:span> – Required size of the pipe. If <text:span text:style-name="Variable">Size</text:span> is 0 then the Windows default pipe size used.</text:p>
        </text:list-item>
        <text:list-item>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text:span><text:span text:style-name="Variable">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constructor</text:span> Create(<text:span text:style-name="T3">const</text:span> Security: TSecurityAttributes);<text:line-break/> <text:s/><text:span text:style-name="T3">overload</text:span>;</text:p>
      <text:p text:style-name="Code_20_Explanation_20_with_20_Params">Creates a pipe object with default size pipe and specified security attributes.</text:p>
      <text:list xml:id="list20674061" text:continue-list="list20665746" text:style-name="List_20_1">
        <text:list-item text:start-value="1">
          <text:p text:style-name="Code_20_Param"><text:span text:style-name="Code_20_Param_20_Header">Parameter</text:span>: <text:span text:style-name="Variable">Security</text:span> – Required security for the pipe. If <text:span text:style-name="Variable">ReadHandle</text:span> and <text:span text:style-name="Variable">WriteHandle</text:span> are to be inheritable set the <text:span text:style-name="Variable">TSecurityAttributes.bInheritHandle</text:span> field to True.</text:p>
        </text:list-item>
        <text:list-item>
          <text:p text:style-name="Code_20_Param_20_Bottom"><text:span text:style-name="Code_20_Param_20_Header">Exception</text:span>: Raises <text:span text:style-name="Variable">EInOutError</text:span> if the pipe can't be created. The exception message includes the reason returned from the operating system.</text:p>
        </text:list-item>
      </text:list>
      <text:p text:style-name="Prototype"><text:span text:style-name="T3">destructor</text:span> Destroy; <text:span text:style-name="T3">override</text:span>;</text:p>
      <text:p text:style-name="Code_20_Explanation">Tears down the object.</text:p>
      <text:p text:style-name="Prototype"><text:span text:style-name="T3">function</text:span> ReadData(<text:span text:style-name="T3">out</text:span> Buf; <text:span text:style-name="T3">const</text:span> BufSize: LongWord; <text:span text:style-name="T3">out</text:span> BytesRead: LongWord):<text:line-break/> <text:s/>Boolean;</text:p>
      <text:p text:style-name="Code_20_Explanation_20_with_20_Params">Reads data from the pipe into a buffer.</text:p>
      <text:list xml:id="list20659894" text:continue-list="list20674061" text:style-name="List_20_1">
        <text:list-item text:start-value="1">
          <text:p text:style-name="Code_20_Param"><text:span text:style-name="Code_20_Param_20_Header">Parameter</text:span>: <text:span text:style-name="Variable">Buf</text:span> – Buffer that receives the data.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Size of buffer or the number of bytes requested.</text:p>
        </text:list-item>
        <text:list-item>
          <text:p text:style-name="Code_20_Param"><text:span text:style-name="Code_20_Param_20_Header">Parameter</text:span>: <text:span text:style-name="Variable">BytesRead</text:span> – Set by the method to the number of bytes actually read.</text:p>
        </text:list-item>
        <text:list-item>
          <text:p text:style-name="Code_20_Param"><text:span text:style-name="Code_20_Param_20_Header">Return</text:span>: True if some data was read, false if not.</text:p>
        </text:list-item>
        <text:list-item>
          <text:p text:style-name="Code_20_Param_20_Bottom"><text:span text:style-name="Code_20_Param_20_Header">Exception</text:span>: Raises <text:span text:style-name="Variable">EInOutError</text:span> if there is an error peeking or reading the pipe.</text:p>
        </text:list-item>
      </text:list>
      <text:p text:style-name="Prototype"><text:soft-page-break/><text:span text:style-name="T3">function</text:span> WriteData(<text:span text:style-name="T3">const</text:span> Buf; <text:span text:style-name="T3">const</text:span> BufSize: LongWord): LongWord;</text:p>
      <text:p text:style-name="Code_20_Explanation_20_with_20_Params">Writes data from a buffer to the pipe.</text:p>
      <text:list xml:id="list20671265" text:continue-list="list20659894" text:style-name="List_20_1">
        <text:list-item text:start-value="1">
          <text:p text:style-name="Code_20_Param"><text:span text:style-name="Code_20_Param_20_Header">Parameter</text:span>: <text:span text:style-name="Variable">Buf</text:span> – Buffer containing the data to be written. <text:span text:style-name="Variable">Buf</text:span> must have capacity of at least <text:span text:style-name="Variable">BufSize</text:span> bytes.</text:p>
        </text:list-item>
        <text:list-item>
          <text:p text:style-name="Code_20_Param"><text:span text:style-name="Code_20_Param_20_Header">Parameter</text:span>: <text:span text:style-name="Variable">BufSize</text:span> – Number of bytes to write from buffer.</text:p>
        </text:list-item>
        <text:list-item>
          <text:p text:style-name="Code_20_Param"><text:span text:style-name="Code_20_Param_20_Header">Return</text:span>: Number of bytes actually written.</text:p>
        </text:list-item>
        <text:list-item>
          <text:p text:style-name="Code_20_Param_20_Bottom"><text:span text:style-name="Code_20_Param_20_Header">Exception</text:span>: Raises <text:span text:style-name="Variable">EInOutError</text:span> if the pipe's write handle has been closed or if the pipe can't be written to.</text:p>
        </text:list-item>
      </text:list>
      <text:h text:style-name="Heading_20_1" text:outline-level="1"><text:bookmark-start text:name="Examples"/>Examples<text:bookmark-end text:name="Examples"/></text:h>
      <text:p text:style-name="Text_20_body">The following examples show how to undertake various common tasks using <text:span text:style-name="Variable">TPJConsoleApp</text:span>, <text:s/><text:span text:style-name="Variable">TPJCustomConsoleApp</text:span> and <text:span text:style-name="Variable">TPJPipe</text:span>. Most examples require the use of a suitable command line application. Source code for two command line applications suitable for use with the examples is provided in <text:a xlink:type="simple" xlink:href="#Appendix 2">Appendix 2</text:a>.</text:p>
      <text:p text:style-name="Text_20_body">Not all the features of each class are demonstrated.</text:p>
      <text:p text:style-name="Text_20_body">Demo programs for each of the examples are included with the Console Application Runner Classes download.</text:p>
      <text:h text:style-name="Heading_20_2" text:outline-level="2"><text:bookmark-start text:name="Example 1"/>Example 1<text:bookmark-end text:name="Example 1"/>: ExecAndWait</text:h>
      <text:p text:style-name="Text_20_body">You will no doubt have seen a lot of code on the Internet that shows how to execute a console application and wait for it to complete. It will probably look something like this<text:note text:id="ftn5" text:note-class="footnote"><text:note-citation>5</text:note-citation><text:note-body><text:p text:style-name="Footnote">Example taken from the DelphiDabbler <text:a xlink:type="simple" xlink:href="http://www.delphidabbler.com/codesnip">Code Snippets Database</text:a>.</text:p></text:note-body></text:note>:</text:p>
      <text:p text:style-name="P10">function<text:span text:style-name="T5"> ExecAndWait(</text:span>const<text:span text:style-name="T5"> CommandLine: </text:span>string<text:span text:style-name="T5">): Boolean;</text:span></text:p>
      <text:p text:style-name="P7">var</text:p>
      <text:p text:style-name="Source_20_Code"><text:s text:c="2"/>StartupInfo: Windows.TStartupInfo; <text:s text:c="4"/><text:span text:style-name="Source_20_Comment">// start-up info passed to process</text:span></text:p>
      <text:p text:style-name="Source_20_Code"><text:s text:c="2"/>ProcessInfo: Windows.TProcessInformation; <text:span text:style-name="Source_20_Comment">// info about the process</text:span></text:p>
      <text:p text:style-name="Source_20_Code"><text:s text:c="2"/>ProcessExitCode: Windows.DWord; <text:s text:c="10"/><text:span text:style-name="Source_20_Comment">// process's exit code</text:span></text:p>
      <text:p text:style-name="P7">begin</text:p>
      <text:p text:style-name="Source_20_Code"><text:s text:c="2"/><text:span text:style-name="Source_20_Comment">// Set default error result</text:span></text:p>
      <text:p text:style-name="Source_20_Code"><text:s text:c="2"/>Result := False;</text:p>
      <text:p text:style-name="Source_20_Code"><text:s text:c="2"/><text:span text:style-name="Source_20_Comment">// Initialise startup info structure to 0, and record length</text:span></text:p>
      <text:p text:style-name="Source_20_Code"><text:s text:c="2"/>FillChar(StartupInfo, SizeOf(StartupInfo), <text:span text:style-name="Source_20_Literal">0</text:span>);</text:p>
      <text:p text:style-name="Source_20_Code"><text:s text:c="2"/>StartupInfo.cb := SizeOf(StartupInfo);</text:p>
      <text:p text:style-name="Source_20_Code"><text:s text:c="2"/><text:span text:style-name="Source_20_Comment">// Execute application commandline</text:span></text:p>
      <text:p text:style-name="Source_20_Code"><text:s text:c="2"/><text:span text:style-name="T3">if</text:span> Windows.CreateProcess(<text:span text:style-name="T3">nil</text:span>, PChar(CommandLine),</text:p>
      <text:p text:style-name="Source_20_Code"><text:s text:c="4"/><text:span text:style-name="T3">nil</text:span>, <text:span text:style-name="T3">nil</text:span>, False, <text:span text:style-name="Source_20_Literal">0</text:span>, <text:span text:style-name="T3">nil</text:span>, <text:span text:style-name="T3">nil</text:span>,</text:p>
      <text:p text:style-name="Source_20_Code"><text:s text:c="4"/>StartupInfo, ProcessInfo) <text:span text:style-name="T3">then</text:span></text:p>
      <text:p text:style-name="Source_20_Code"><text:s text:c="2"/><text:span text:style-name="T3">begin</text:span></text:p>
      <text:p text:style-name="Source_20_Code"><text:s text:c="4"/><text:span text:style-name="T3">try</text:span></text:p>
      <text:p text:style-name="Source_20_Code"><text:s text:c="6"/><text:span text:style-name="Source_20_Comment">// Now wait for application to complete</text:span></text:p>
      <text:p text:style-name="Source_20_Code"><text:s text:c="6"/><text:span text:style-name="T3">if</text:span> Windows.WaitForSingleObject(ProcessInfo.hProcess, INFINITE)</text:p>
      <text:p text:style-name="Source_20_Code"><text:s text:c="8"/>= WAIT_OBJECT_0 <text:span text:style-name="T3">then</text:span></text:p>
      <text:p text:style-name="Source_20_Code"><text:s text:c="8"/><text:span text:style-name="Source_20_Comment">// It's completed - get its exit code</text:span></text:p>
      <text:p text:style-name="Source_20_Code"><text:s text:c="8"/><text:span text:style-name="T3">if</text:span> Windows.GetExitCodeProcess(ProcessInfo.hProcess,</text:p>
      <text:p text:style-name="Source_20_Code"><text:s text:c="10"/>ProcessExitCode) <text:span text:style-name="T3">then</text:span></text:p>
      <text:p text:style-name="Source_20_Code"><text:s text:c="10"/><text:span text:style-name="Source_20_Comment">// Check exit code is zero =&gt; successful completion</text:span></text:p>
      <text:p text:style-name="Source_20_Code"><text:s text:c="10"/><text:span text:style-name="T3">if</text:span> ProcessExitCode = <text:span text:style-name="Source_20_Literal">0</text:span> <text:span text:style-name="T3">then</text:span></text:p>
      <text:p text:style-name="Source_20_Code"><text:s text:c="12"/>Result := True;</text:p>
      <text:p text:style-name="Source_20_Code"><text:s text:c="4"/><text:span text:style-name="T3">finally</text:span></text:p>
      <text:p text:style-name="Source_20_Code"><text:s text:c="6"/><text:span text:style-name="Source_20_Comment">// Tidy up</text:span></text:p>
      <text:p text:style-name="Source_20_Code"><text:s text:c="6"/>Windows.CloseHandle(ProcessInfo.hProcess);</text:p>
      <text:p text:style-name="Source_20_Code"><text:s text:c="6"/>Windows.CloseHandle(ProcessInfo.hThread);</text:p>
      <text:p text:style-name="Source_20_Code"><text:s text:c="4"/><text:span text:style-name="T3">end</text:span>;</text:p>
      <text:p text:style-name="Source_20_Code"><text:soft-page-break/><text:s text:c="2"/><text:span text:style-name="T3">end</text:span>;</text:p>
      <text:p text:style-name="Source_20_Code_20_Last"><text:span text:style-name="T3">end</text:span>;</text:p>
      <text:p text:style-name="Text_20_body">With the use if infinite waiting for the console application to complete, we can achieve the same result using <text:span text:style-name="Variable">TPJConsoleApp</text:span> as follows:</text:p>
      <text:p text:style-name="P11"><text:span text:style-name="T3">function</text:span> ExecAndWait2(<text:span text:style-name="T3">const</text:span> CommandLine: <text:span text:style-name="T3">string</text:span>): Boolean;</text:p>
      <text:p text:style-name="P7">var</text:p>
      <text:p text:style-name="Source_20_Code"><text:s text:c="2"/>App: TPJConsoleApp;</text:p>
      <text:p text:style-name="P7">begin</text:p>
      <text:p text:style-name="Source_20_Code"><text:s text:c="2"/>App := TPJConsoleApp.Create;</text:p>
      <text:p text:style-name="Source_20_Code"><text:s text:c="2"/><text:span text:style-name="T3">try</text:span></text:p>
      <text:p text:style-name="Source_20_Code"><text:s text:c="4"/>App.MaxExecTime := INFINITE; <text:s/><text:span text:style-name="Source_20_Comment">// don't time out</text:span></text:p>
      <text:p text:style-name="Source_20_Code"><text:s text:c="4"/>App.TimeSlice := INFINITE; <text:s text:c="3"/><text:span text:style-name="Source_20_Comment">// timeout for WaitForSingleObject</text:span></text:p>
      <text:p text:style-name="Source_20_Code"><text:s text:c="4"/>App.Visible := True; <text:s text:c="9"/><text:span text:style-name="Source_20_Comment">// ensure we see the app</text:span></text:p>
      <text:p text:style-name="Source_20_Code"><text:s text:c="4"/><text:span text:style-name="T3">if</text:span> App.Execute(CommandLine) <text:span text:style-name="T3">then</text:span></text:p>
      <text:p text:style-name="Source_20_Code"><text:span text:style-name="T3"><text:s text:c="6"/></text:span><text:span text:style-name="T5">Result := App.ExitCode = </text:span><text:span text:style-name="Source_20_Literal"><text:span text:style-name="T5">0</text:span></text:span><text:span text:style-name="T5"> <text:s/></text:span><text:span text:style-name="Source_20_Comment"><text:span text:style-name="T5">// app executed OK – check its exit code</text:span></text:span></text:p>
      <text:p text:style-name="Source_20_Code"><text:span text:style-name="T5"><text:s text:c="4"/></text:span><text:span text:style-name="T3">else</text:span></text:p>
      <text:p text:style-name="Source_20_Code"><text:s text:c="6"/>Result := False; <text:s text:c="11"/><text:span text:style-name="Source_20_Comment">// app didn't execute</text:span></text:p>
      <text:p text:style-name="Source_20_Code"><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This is a little crude – the <text:span text:style-name="Variable">TPJConsoleApp</text:span> class can do a lot better than this. Using code like this isn't recommended.</text:p>
      <text:p text:style-name="Text_20_body">One problem with the above code is that, if you run the console app from a GUI application, your GUI locks up until the console app completes.</text:p>
      <text:p text:style-name="Text_20_body">Try it. Using Delphi, create a new GUI application. First copy the above code for <text:span text:style-name="Variable">ExecAndWait</text:span> and <text:span text:style-name="Variable">ExecAndWait2</text:span> into the form unit's implementation section. Now drop two buttons on the main form and add the following <text:span text:style-name="Variable">OnClick</text:span> event handlers:</text:p>
      <text:p text:style-name="Source_20_Code_20_First"><text:span text:style-name="T3">procedure</text:span> TForm1.Button1Click(Sender: TObject);</text:p>
      <text:p text:style-name="P7">begin</text:p>
      <text:p text:style-name="Source_20_Code"><text:s text:c="2"/><text:span text:style-name="T3">if not</text:span> ExecAndWait(<text:span text:style-name="Source_20_Literal">'Timed 3'</text:span>) <text:span text:style-name="T3">then</text:span> <text:s/><text:span text:style-name="Source_20_Comment">// runs Timed.exe for 3 seconds.</text:span></text:p>
      <text:p text:style-name="Source_20_Code"><text:s text:c="4"/>ShowMessage(<text:span text:style-name="Source_20_Literal">'Non-zero error code or application could not be executed'</text:span>);</text:p>
      <text:p text:style-name="Source_20_Code"><text:span text:style-name="T3">end</text:span>;</text:p>
      <text:p text:style-name="Source_20_Code"/>
      <text:p text:style-name="Source_20_Code"><text:span text:style-name="T3">procedure</text:span> TForm1.Button2Click(Sender: TObject);</text:p>
      <text:p text:style-name="P7">begin</text:p>
      <text:p text:style-name="Source_20_Code"><text:s text:c="2"/><text:span text:style-name="T3">if not</text:span> ExecAndWait2(<text:span text:style-name="Source_20_Literal">'Timed 3'</text:span>) <text:span text:style-name="T3">then</text:span> <text:span text:style-name="Source_20_Comment">// runs Timed.exe for 3 seconds.</text:span></text:p>
      <text:p text:style-name="Source_20_Code"><text:s text:c="4"/>ShowMessage(<text:span text:style-name="Source_20_Literal">'Non-zero error code or application could not be executed'</text:span>);</text:p>
      <text:p text:style-name="Source_20_Code_20_Last"><text:span text:style-name="T3">end</text:span>;</text:p>
      <text:p text:style-name="Text_20_body"><text:span text:style-name="T3">Note:</text:span> We've used an application called <text:a xlink:type="simple" xlink:href="#Timed"><text:span text:style-name="Source_20_Text">Timed.exe</text:span></text:a> here that takes a parameter that tells it how many seconds to run. You can use anything suitable. If you want to try <text:span text:style-name="Source_20_Text">Timed.exe</text:span>, its source code is available in <text:a xlink:type="simple" xlink:href="#Appendix 2">Appendix 2</text:a>.</text:p>
      <text:p text:style-name="Text_20_body">Run the application. Click either button. The console application will run. Try switching back to the application while the console application is running. You can't can you?</text:p>
      <text:p text:style-name="Text_20_body">This behaviour may be what you want, but what if the console app freezes? Your app can't do anything about it. <text:a xlink:type="simple" xlink:href="#Example 2">Example 2</text:a> shows how to let your GUI application “breathe” while the console application executes.</text:p>
      <text:h text:style-name="Heading_20_2" text:outline-level="2"><text:bookmark-start text:name="Example 2"/>Example 2<text:bookmark-end text:name="Example 2"/>: ExecAndWait that lets a GUI remain interactive</text:h>
      <text:p text:style-name="Text_20_body">As noted in <text:a xlink:type="simple" xlink:href="#Example 1">Example 1</text:a>, it's often worth letting a GUI program remain interactive – may be to display a progress bar or whatever.</text:p>
      <text:p text:style-name="Text_20_body">To do this you need to handle <text:span text:style-name="Variable">TPJConsoleApp</text:span>'s <text:span text:style-name="Variable">OnWork</text:span> event.</text:p>
      <text:p text:style-name="Text_20_body"><text:soft-page-break/>Start a new Delphi GUI application and, in the form's private section, insert the following new method declaration:</text:p>
      <text:p text:style-name="P9"><text:span text:style-name="T3">procedure</text:span> WorkHandler(Sender: TObject);</text:p>
      <text:p text:style-name="Text_20_body">Implement the method as follows:</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drop a <text:span text:style-name="Variable">TButton</text:span> and add the following code as its <text:span text:style-name="Variable">OnClick</text:span> event handler:</text:p>
      <text:p text:style-name="Source_20_Code_20_First"><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e main code here is similar to <text:a xlink:type="simple" xlink:href="#Example 1">Example 1</text:a> except that the <text:span text:style-name="Variable">TimeSlice</text:span> property is now set to 100 rather than <text:span text:style-name="Variable">INFINITE</text:span> and we have assigned a handler for the <text:span text:style-name="Variable">OnWork</text:span> event. Setting <text:span text:style-name="Variable">TimeSlice</text:span> forces the console app to yield to the GUI app every 1/10<text:span text:style-name="T7">th</text:span> second. When this happens <text:span text:style-name="Variable">TPJConsoleApp</text:span> triggers the <text:span text:style-name="Variable">OnWork</text:span> event, and our event handler lets the GUI application receive messages.</text:p>
      <text:p text:style-name="Text_20_body">We've used <text:a xlink:type="simple" xlink:href="#Timed"><text:span text:style-name="Source_20_Text">Timed.exe</text:span></text:a> from <text:a xlink:type="simple" xlink:href="#Appendix 2">Appendix 2</text:a> once again. Substitute another suitable program if you wish, providing it runs for a significant amount of time.</text:p>
      <text:p text:style-name="Text_20_body">Run the program. Try to switch back to the GUI while the console app is running. Unlike in <text:a xlink:type="simple" xlink:href="#Example 1">Example 1</text:a>, you can now do it!</text:p>
      <text:h text:style-name="Heading_20_2" text:outline-level="2"><text:bookmark-start text:name="Example 3"/>Example 3<text:bookmark-end text:name="Example 3"/>: Indicating Progress</text:h>
      <text:p text:style-name="Text_20_body">It is common to want to display some kind of progress indicator while another application is running. This example shows how to do that using <text:span text:style-name="Variable">TPJConsoleApp</text:span>. Our application needs to handle the <text:span text:style-name="Variable">OnWork</text:span> event to get notified whenever the console application yields control in order to update a progress bar.</text:p>
      <text:p text:style-name="Text_20_body">Start a new Delphi GUI application, drop a progress bar and a button on the form. Set the progress bar's <text:span text:style-name="Variable">Max</text:span> property to 10. As in <text:a xlink:type="simple" xlink:href="#Example 2">Example 2</text:a> we're going to need a <text:span text:style-name="Variable">OnWork</text:span> event handler, so create the private method:</text:p>
      <text:p text:style-name="P9"><text:span text:style-name="T3">procedure</text:span> WorkHandler(Sender: TObject);</text:p>
      <text:p text:style-name="Text_20_body">This time implement the method as follows:</text:p>
      <text:p text:style-name="P11"><text:span text:style-name="T3">procedure</text:span> TForm1.WorkHandler(Sender: TObject);</text:p>
      <text:p text:style-name="P7">begin</text:p>
      <text:p text:style-name="P7"><text:s text:c="2"/>if <text:span text:style-name="T5">ProgressBar1.Position = ProgressBar1.Max then</text:span></text:p>
      <text:p text:style-name="P7"><text:span text:style-name="T5"><text:s text:c="4"/>ProgressBar1.Position := </text:span><text:span text:style-name="Source_20_Literal"><text:span text:style-name="T5">0</text:span></text:span></text:p>
      <text:p text:style-name="P7"><text:soft-page-break/><text:span text:style-name="T5"><text:s text:c="2"/></text:span><text:span text:style-name="T3">else</text:span></text:p>
      <text:p text:style-name="P7"><text:span text:style-name="T5"><text:s text:c="5"/>ProgressBar1.Position := ProgressBar1.Position + </text:span><text:span text:style-name="Source_20_Literal"><text:span text:style-name="T5">1</text:span></text:span><text:span text:style-name="T5">;</text:span></text:p>
      <text:p text:style-name="Source_20_Code"><text:s text:c="2"/>Application.ProcessMessages;</text:p>
      <text:p text:style-name="Source_20_Code_20_Last"><text:span text:style-name="T3">end</text:span>;</text:p>
      <text:p text:style-name="Text_20_body">Now create an <text:span text:style-name="Variable">OnClick</text:span> event handler for the button as follows:</text:p>
      <text:p text:style-name="Source_20_Code_20_First"><text:span text:style-name="T3">procedure</text:span><text:span text:style-name="T5"> TForm1.Button1Click(Sender: TObject);</text:span></text:p>
      <text:p text:style-name="P7">var</text:p>
      <text:p text:style-name="P8"><text:s text:c="2"/>App: TPJConsoleApp;</text:p>
      <text:p text:style-name="P7">begin</text:p>
      <text:p text:style-name="P8"><text:s text:c="2"/>App := TPJConsoleApp.Create;</text:p>
      <text:p text:style-name="Source_20_Code"><text:span text:style-name="T5"><text:s text:c="2"/></text:span><text:span text:style-name="T3">try</text:span></text:p>
      <text:p text:style-name="Source_20_Code"><text:span text:style-name="T5"><text:s text:c="4"/>App.MaxExecTime := INFINITE; <text:s/></text:span><text:span text:style-name="Source_20_Comment"><text:span text:style-name="T5">// don't time out</text:span></text:span></text:p>
      <text:p text:style-name="Source_20_Code"><text:span text:style-name="T5"><text:s text:c="4"/>App.TimeSlice := </text:span><text:span text:style-name="Source_20_Literal">100</text:span><text:span text:style-name="T5">; <text:s text:c="8"/></text:span><text:span text:style-name="Source_20_Comment"><text:span text:style-name="T5">// yield to main app every 1/10 second</text:span></text:span></text:p>
      <text:p text:style-name="Source_20_Code"><text:span text:style-name="T5"><text:s text:c="4"/>App.Visible := True; <text:s text:c="9"/></text:span><text:span text:style-name="Source_20_Comment"><text:span text:style-name="T5">// ensure we see the app</text:span></text:span></text:p>
      <text:p text:style-name="Source_20_Code"><text:span text:style-name="T5"><text:s text:c="4"/>App.OnWork := WorkHandler; <text:s text:c="3"/></text:span><text:span text:style-name="Source_20_Comment"><text:span text:style-name="T5">// assign the event handler</text:span></text:span></text:p>
      <text:p text:style-name="Source_20_Code"><text:span text:style-name="T5"><text:s text:c="4"/></text:span><text:span text:style-name="T3">if not</text:span><text:span text:style-name="T5"> App.Execute(</text:span><text:span text:style-name="Source_20_Literal"><text:span text:style-name="T5">'Timed 5'</text:span></text:span><text:span text:style-name="T5">) </text:span><text:span text:style-name="T3">then</text:span><text:span text:style-name="T5"> <text:s/></text:span><text:span text:style-name="Source_20_Comment"><text:span text:style-name="T5">// run Timed.exe for 5 seconds</text:span></text:span></text:p>
      <text:p text:style-name="Source_20_Code"><text:span text:style-name="T5"><text:s text:c="6"/>ShowMessage(</text:span><text:span text:style-name="Source_20_Literal"><text:span text:style-name="T5">'Failed to run Timed.exe'</text:span></text:span><text:span text:style-name="T5">);</text:span></text:p>
      <text:p text:style-name="Source_20_Code"><text:span text:style-name="T5"><text:s text:c="2"/></text:span><text:span text:style-name="T3">finally</text:span></text:p>
      <text:p text:style-name="P8"><text:s text:c="4"/>App.Free;</text:p>
      <text:p text:style-name="Source_20_Code"><text:span text:style-name="T5"><text:s text:c="2"/></text:span><text:span text:style-name="T3">end</text:span><text:span text:style-name="T5">;</text:span></text:p>
      <text:p text:style-name="Source_20_Code_20_Last"><text:span text:style-name="T3">end</text:span><text:span text:style-name="T5">;</text:span></text:p>
      <text:p text:style-name="Text_20_body">This is the same code we used in <text:a xlink:type="simple" xlink:href="#Example 2">Example 2</text:a> – all the changes are in the <text:span text:style-name="Variable">OnWork</text:span> event handler. Note we're using <text:a xlink:type="simple" xlink:href="#Timed"><text:span text:style-name="Source_20_Text">Timed.exe</text:span></text:a> from <text:a xlink:type="simple" xlink:href="#Appendix 2">Appendix 2</text:a> again – change it if you wish.</text:p>
      <text:p text:style-name="P1">Click the button to run the console application, switch back to the main form and watch the progress bar.</text:p>
      <text:h text:style-name="Heading_20_2" text:outline-level="2"><text:bookmark-start text:name="Example 4"/>Example 4<text:bookmark-end text:name="Example 4"/>: Timing Out</text:h>
      <text:p text:style-name="Text_20_body">All the examples to date have allowed a console application to run for as long as it required. This was done by setting <text:span text:style-name="Variable">TPJConsoleApp</text:span>'s <text:span text:style-name="Variable">MaxExecTime</text:span> property to <text:span text:style-name="Variable">INFINITE</text:span>. In this example we will look at how to set a maximum time for a console application to run and examine what happens when it times out.</text:p>
      <text:p text:style-name="Text_20_body">The amount of time available for a console application to run is limited by setting the <text:span text:style-name="Variable">MaxExecTime</text:span> property (in milliseconds). If this time expires before the console application completes then the <text:span text:style-name="Variable">Execute</text:span> method returns False, the <text:span text:style-name="Variable">ErrorCode</text:span> property is set to <text:span text:style-name="Source_20_Text">$20000001</text:span> (<text:span text:style-name="Variable"><text:span text:style-name="T12">cAppErrorTimeOut</text:span></text:span>) and the <text:span text:style-name="Variable">ErrorMessage</text:span> property stores an explanatory string. However, the console application may keep running. Whether this happens depends on the value of the <text:span text:style-name="Variable">KillTimedOutProcess</text:span> property. If it is True the timed-out process is forcibly terminated. When the property is false the process is left executing, but the link between <text:span text:style-name="Variable">TPJConsoleApp</text:span> and the process is broken.</text:p>
      <text:p text:style-name="Text_20_body">To see all this, start a new Delphi GUI application project and drop a <text:span text:style-name="Variable">TEdit</text:span>, a <text:span text:style-name="Variable">TCheckbox</text:span>, a <text:span text:style-name="Variable">TButton</text:span> and a <text:span text:style-name="Variable">TMemo</text:span> control on the form. Give the <text:span text:style-name="Variable">TMemo</text:span> a vertical scroll bar.. The edit control will be used to enter the maximum execution time of the program in milliseconds. The check box will set the <text:span text:style-name="Variable">KillTimedOutProcess</text:span> property and the memo will be used to display output.</text:p>
      <text:p text:style-name="Text_20_body">As we've done before add a private work handler method to the form class:</text:p>
      <text:p text:style-name="P9"><text:span text:style-name="T3">procedure</text:span> WorkHandler(Sender: TObject);</text:p>
      <text:p text:style-name="Text_20_body">and implement the method like this:</text:p>
      <text:p text:style-name="P11"><text:span text:style-name="T3">procedure</text:span> TForm1.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Memo1.Lines.Add(</text:p>
      <text:p text:style-name="Source_20_Code"><text:soft-page-break/><text:s text:c="4"/>Format(</text:p>
      <text:p text:style-name="Source_20_Code"><text:s text:c="6"/><text:span text:style-name="Source_20_Literal">'Elapsed time: %dms, Time to live: %dms'</text:span>,</text:p>
      <text:p text:style-name="Source_20_Code"><text:s text:c="6"/>[App.ElapsedTime, App.TimeToLive]</text:p>
      <text:p text:style-name="Source_20_Code"><text:s text:c="4"/>)</text:p>
      <text:p text:style-name="Source_20_Code"><text:s text:c="2"/>);</text:p>
      <text:p text:style-name="Source_20_Code"><text:s text:c="2"/>Application.ProcessMessages; <text:s/><text:span text:style-name="Source_20_Comment">// keeps GUI interactive</text:span></text:p>
      <text:p text:style-name="Source_20_Code_20_Last"><text:span text:style-name="T3">end</text:span>;</text:p>
      <text:p text:style-name="Text_20_body">Now add the following <text:span text:style-name="Variable">OnClick</text:span> event handler for the button:</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App := TPJConsoleApp.Create;</text:p>
      <text:p text:style-name="Source_20_Code"><text:s text:c="2"/><text:span text:style-name="T3">try</text:span></text:p>
      <text:p text:style-name="Source_20_Code"><text:s text:c="4"/>App.MaxExecTime := StrToInt(Edit1.Text);</text:p>
      <text:p text:style-name="Source_20_Code"><text:s text:c="4"/>App.KillTimedOutProcess := Checkbox1.Checked;</text:p>
      <text:p text:style-name="Source_20_Code"><text:s text:c="4"/>App.TimeSlice := <text:span text:style-name="Source_20_Literal">200</text:span>;</text:p>
      <text:p text:style-name="Source_20_Code"><text:s text:c="4"/>App.Visible := True;</text:p>
      <text:p text:style-name="Source_20_Code"><text:s text:c="4"/>App.OnWork := WorkHandler;</text:p>
      <text:p text:style-name="P8"><text:s text:c="4"/><text:span text:style-name="T3">if</text:span> App.Execute(<text:span text:style-name="Source_20_Literal">'Timed 5'</text:span>) <text:span text:style-name="T3">then</text:span></text:p>
      <text:p text:style-name="P8"><text:s text:c="6"/>Memo1.Lines.Add(<text:span text:style-name="Source_20_Literal">'Application completed normally'</text:span>)</text:p>
      <text:p text:style-name="P8"><text:s text:c="4"/><text:span text:style-name="T3">else</text:span></text:p>
      <text:p text:style-name="P8"><text:s text:c="6"/>Memo1.Lines.Add(App.ErrorMessage)</text:p>
      <text:p text:style-name="P8"><text:s text:c="2"/><text:span text:style-name="T3">finally</text:span></text:p>
      <text:p text:style-name="Source_20_Code"><text:s text:c="4"/>App.Free;</text:p>
      <text:p text:style-name="Source_20_Code"><text:s text:c="2"/><text:span text:style-name="T3">end</text:span>;</text:p>
      <text:p text:style-name="Source_20_Code_20_Last"><text:span text:style-name="T3">end</text:span>;</text:p>
      <text:p text:style-name="Text_20_body">Again, <text:a xlink:type="simple" xlink:href="#Timed"><text:span text:style-name="Source_20_Text">Timed.exe</text:span></text:a> from <text:a xlink:type="simple" xlink:href="#Appendix 2">Appendix 2</text:a> is being used as the console application, set to run for five seconds.</text:p>
      <text:p text:style-name="Text_20_body">Run the program and enter a maximum execution time that is less than the time the console program will run for (<text:span text:style-name="Source_20_Text">3000</text:span> is good if using <text:span text:style-name="Source_20_Text">Timed.exe</text:span>). Leave the checkbox unchecked. Now click the button to execute the console application. Every 1/5<text:span text:style-name="T7">th</text:span> second the memo control will be updated with the time the program has been running and the maximum time left to run (“time to live”). Once the time to live value hits zero the program will time out and the resulting error message will be displayed in the memo control. Notice that the console application will continue to run.</text:p>
      <text:p text:style-name="Text_20_body">Now check the check box and repeat the process. Once again the program should time out, but this time the console application will be terminated. </text:p>
      <text:p text:style-name="Text_20_body">Finally, set the maximum execution time to be longer than the console application will run (<text:span text:style-name="Source_20_Text">5000</text:span> is good if using <text:span text:style-name="Source_20_Text">Timed.exe</text:span>). Click the button to run the console application. The memo will be updated as before until the console application completes. Normal completion will be reported in the memo.</text:p>
      <text:p text:style-name="Text_20_body"><text:span text:style-name="T3">Warning:</text:span> Windows may not clean up normally after forcible termination of an application. This is what happens when an application times out when <text:span text:style-name="Variable">KillTimedOutProcess</text:span> is True. Look up <text:span text:style-name="Variable">TerminateProcess</text:span> in the Windows API documentation for further information. </text:p>
      <text:h text:style-name="Heading_20_2" text:outline-level="2"><text:bookmark-start text:name="Example 5"/>Example 5<text:bookmark-end text:name="Example 5"/>: Terminating an Application</text:h>
      <text:p text:style-name="Text_20_body">In <text:a xlink:type="simple" xlink:href="#Example 4">Example 4</text:a> we learned how to set a maximum time to run for a console application and how to forcibly terminate it if it timed out. Unfortunately it's not always possible to second guess how long an application will need to run, and so we may be forced to set the <text:span text:style-name="Variable">MaxExecTime</text:span> property to <text:span text:style-name="Variable">INFINITE</text:span>. In these cases it may be appropriate to give the user the choice to terminate the process.</text:p>
      <text:p text:style-name="Text_20_body"><text:span text:style-name="Variable">TPJConsoleApp</text:span> provides the <text:span text:style-name="Variable">Terminate</text:span> method for just this purpose. Calling <text:span text:style-name="Variable">Terminate</text:span> causes the <text:span text:style-name="Variable">Execute</text:span> method to return false, the <text:span text:style-name="Variable">ErrorCode</text:span> property to have value <text:span text:style-name="Source_20_Text">$20000002</text:span> <text:soft-page-break/>(<text:span text:style-name="Variable"><text:span text:style-name="T11">cAppErrorTerminated</text:span></text:span>) and the <text:span text:style-name="Variable">ErrorMessage</text:span> property to store a suitable message. If the <text:span text:style-name="Variable">KillTimedOutProcess</text:span> property is False the process is actually left executing, just the link between <text:span text:style-name="Variable">TPJConsoleApp</text:span> and the process is broken. However when <text:span text:style-name="Variable">KillTimedOutProcess</text:span> is True the application is forcibly terminated.</text:p>
      <text:p text:style-name="Text_20_body">To check this out, start a new Delphi GUI application and drop two buttons and a checkbox on the form. The first button will be used to execute a console application and the second button will be used to terminate it (set the seconds button's <text:span text:style-name="Variable">Enabled</text:span> property to False – we will enable it when the console application starts). The check box state will determine the value of the <text:span text:style-name="Variable">KillTimedOutProcess</text:span> property.</text:p>
      <text:p text:style-name="Text_20_body">It should come as no surprise we need a private work handler method of the form class:</text:p>
      <text:p text:style-name="P9"><text:span text:style-name="T3">procedure</text:span> WorkHandler(Sender: TObject);</text:p>
      <text:p text:style-name="Text_20_body">This time we simply need to keep the GUI interactive while the console application is running, so the implementation is simply:</text:p>
      <text:p text:style-name="P11"><text:span text:style-name="T3">procedure</text:span> TForm1.WorkHandler(Sender: TObject);</text:p>
      <text:p text:style-name="P7">begin</text:p>
      <text:p text:style-name="Source_20_Code"><text:s text:c="2"/>Application.ProcessMessages;</text:p>
      <text:p text:style-name="Source_20_Code_20_Last"><text:span text:style-name="T3">end</text:span>;</text:p>
      <text:p text:style-name="Text_20_body">Now add this <text:span text:style-name="Variable">OnClick</text:span> event handler for <text:span text:style-name="Variable">Button1</text:span> (the button we use to execute the console application):</text:p>
      <text:p text:style-name="P11"><text:span text:style-name="T3">procedure</text:span> TForm1.Button1Click(Sender: TObject);</text:p>
      <text:p text:style-name="P7">begin</text:p>
      <text:p text:style-name="Source_20_Code"><text:s text:c="2"/>fApp := TPJConsoleApp.Create;</text:p>
      <text:p text:style-name="Source_20_Code"><text:s text:c="2"/><text:span text:style-name="T3">try</text:span></text:p>
      <text:p text:style-name="Source_20_Code"><text:s text:c="4"/>Button2.Enabled := True;</text:p>
      <text:p text:style-name="Source_20_Code"><text:s text:c="4"/>fApp.MaxExecTime := INFINITE;</text:p>
      <text:p text:style-name="Source_20_Code"><text:s text:c="4"/>fApp.KillTimedOutProcess := Checkbox1.Checked;</text:p>
      <text:p text:style-name="Source_20_Code"><text:s text:c="4"/>fApp.TimeSlice := <text:span text:style-name="Source_20_Literal">200</text:span>;</text:p>
      <text:p text:style-name="Source_20_Code"><text:s text:c="4"/>fApp.Visible := True;</text:p>
      <text:p text:style-name="Source_20_Code"><text:s text:c="4"/>fApp.OnWork := WorkHandler;</text:p>
      <text:p text:style-name="P8"><text:s text:c="4"/><text:span text:style-name="T3">if</text:span> fApp.Execute(<text:span text:style-name="Source_20_Literal">'Timed 5'</text:span>) <text:span text:style-name="T3">then</text:span></text:p>
      <text:p text:style-name="Source_20_Code"><text:s text:c="6"/>ShowMessage(<text:span text:style-name="Source_20_Literal">'Application completed normally'</text:span>)</text:p>
      <text:p text:style-name="Source_20_Code"><text:s text:c="4"/><text:span text:style-name="T3">else</text:span></text:p>
      <text:p text:style-name="Source_20_Code"><text:s text:c="6"/>ShowMessageFmt(<text:span text:style-name="Source_20_Literal">'Error %X: %s'</text:span>, [fApp.ErrorCode, fApp.ErrorMessage]);</text:p>
      <text:p text:style-name="Source_20_Code"><text:s text:c="2"/><text:span text:style-name="T3">finally</text:span></text:p>
      <text:p text:style-name="Source_20_Code"><text:s text:c="4"/>Button2.Enabled := False;</text:p>
      <text:p text:style-name="Source_20_Code"><text:s text:c="4"/>FreeAndNil(fApp);</text:p>
      <text:p text:style-name="Source_20_Code"><text:s text:c="2"/><text:span text:style-name="T3">end</text:span>;</text:p>
      <text:p text:style-name="Source_20_Code_20_Last"><text:span text:style-name="T3">end</text:span>;</text:p>
      <text:p text:style-name="Text_20_body">We're using <text:a xlink:type="simple" xlink:href="#Timed"><text:span text:style-name="Source_20_Text">Timed.exe</text:span></text:a> from <text:a xlink:type="simple" xlink:href="#Appendix 2">Appendix 2</text:a> again as the long-running console application. </text:p>
      <text:p text:style-name="Text_20_body">Finally, add the following <text:span text:style-name="Variable">OnClick</text:span> event handler for <text:span text:style-name="Variable">Button2</text:span> (that we will use to terminate the application):</text:p>
      <text:p text:style-name="P11"><text:span text:style-name="T3">procedure</text:span> TForm1.Button2Click(Sender: TObject);</text:p>
      <text:p text:style-name="P7">begin</text:p>
      <text:p text:style-name="Source_20_Code"><text:s text:c="2"/><text:span text:style-name="T3">if</text:span> Assigned(fApp) <text:span text:style-name="T3">then</text:span></text:p>
      <text:p text:style-name="Source_20_Code"><text:s text:c="4"/>fApp.Terminate;</text:p>
      <text:p text:style-name="Source_20_Code_20_Last"><text:span text:style-name="T3">end</text:span>;</text:p>
      <text:p text:style-name="P1">Compile and run the application. Leave the check box clear and click the first button to start the console application. Press the terminate button while the the console application is running. You should get a message box showing the error code <text:span text:style-name="Source_20_Text">$20000002</text:span> and a message noting the application has been terminated. The console application should continue to run, but the link to <text:span text:style-name="Variable">TPJConsoleApp</text:span> will have been broken.</text:p>
      <text:p text:style-name="P1"><text:soft-page-break/>Now check the check box and run the console application again, pressing the terminate button. This time the same message should be displayed and the console application should be terminated.</text:p>
      <text:p text:style-name="P1"><text:span text:style-name="T3">Warning:</text:span> The same warning that was given in <text:a xlink:type="simple" xlink:href="#Example 4">Example 4</text:a> about terminating processes also applies here.</text:p>
      <text:h text:style-name="Heading_20_2" text:outline-level="2"><text:bookmark-start text:name="Example 6"/>Example 6<text:bookmark-end text:name="Example 6"/>: Redirecting Standard I/O using Files</text:h>
      <text:p text:style-name="Text_20_body">Console applications are often used with redirected input and output. It is quite common for a console application to process content read from standard input and to write the processed data to standard output. When we want to process files we must redirect the input file to standard input and redirect standard output to an output file.</text:p>
      <text:p text:style-name="Text_20_body">Redirection from the command line is done using the <text:span text:style-name="Source_20_Text">&lt;</text:span> and <text:span text:style-name="Source_20_Text">&gt;</text:span> redirection symbols (and similar). For example, to get <text:span text:style-name="Source_20_Text">MyApp</text:span> to read <text:span text:style-name="Source_20_Text">In.txt</text:span> and write <text:span text:style-name="Source_20_Text">Out.txt</text:span> we would use:</text:p>
      <text:p text:style-name="Source_20_Code_20_One_20_Line">MyApp &lt;In.txt &gt;Out.txt</text:p>
      <text:p text:style-name="Text_20_body">When redirecting programatically we can't use <text:span text:style-name="Source_20_Text">&gt;</text:span> and <text:span text:style-name="Source_20_Text">&lt;</text:span> on the command line, but must instead open handles to the files and pass those handles to Windows. Furthermore, on NT systems, the file handles must be inheritable. See <text:a xlink:type="simple" xlink:href="#Appendix 1">Appendix 1</text:a> for details of how to make handles inheritable. <text:span text:style-name="Variable">TPJConsoleApp</text:span> provides properties <text:span text:style-name="Variable">StdIn</text:span>, <text:span text:style-name="Variable">StdOut</text:span> and <text:span text:style-name="Variable">StdError</text:span> to implement redirection. Simply set the required property to an inheritable handle to redirect standard input, standard output and standard error respectively.</text:p>
      <text:p text:style-name="Text_20_body">To demonstrate this, we need a console application that processes text from standard input and writes the processed text to standard output. <text:a xlink:type="simple" xlink:href="#Echoer"><text:span text:style-name="Source_20_Text">Echoer.exe</text:span></text:a>, the description and source code of which is in <text:a xlink:type="simple" xlink:href="#Appendix 2">Appendix 2</text:a>, is a suitable application. If you have an alternative substitute it in the code below.</text:p>
      <text:p text:style-name="Text_20_body">Start a new GUI application and drop a button and two memos on the main form.We will enter text to be processed in <text:span text:style-name="Variable">Memo1</text:span>, write this text to a file, process the file using <text:span text:style-name="Source_20_Text">Echoer.exe</text:span> which will write an output file, then load that file into <text:span text:style-name="Variable">Memo2</text:span>.</text:p>
      <text:p text:style-name="Text_20_body">First, copy <text:span text:style-name="Variable">OpenInputFile</text:span> and <text:span text:style-name="Variable">CreateOutputFile</text:span> from <text:a xlink:type="simple" xlink:href="#Appendix 1">Appendix 1</text:a> into the form unit's implementation section. Next create an <text:span text:style-name="Variable">OnClick</text:span> event handler for the button as follows:</text:p>
      <text:p text:style-name="P11"><text:span text:style-name="T3">procedure</text:span> TForm1.Button1Click(Sender: TObject);</text:p>
      <text:p text:style-name="P7">const</text:p>
      <text:p text:style-name="Source_20_Code"><text:s text:c="2"/>cInFile = <text:span text:style-name="Source_20_Literal">'Eg6-in.txt'</text:span>;</text:p>
      <text:p text:style-name="Source_20_Code"><text:s text:c="2"/>cOutFile = <text:span text:style-name="Source_20_Literal">'Eg6-out.txt'</text:span>;</text:p>
      <text:p text:style-name="P7">var</text:p>
      <text:p text:style-name="Source_20_Code"><text:s text:c="2"/>App: TPJConsoleApp;</text:p>
      <text:p text:style-name="P7">begin</text:p>
      <text:p text:style-name="Source_20_Code"><text:s text:c="2"/><text:span text:style-name="Source_20_Comment">// Save Memo1 to file</text:span></text:p>
      <text:p text:style-name="Source_20_Code"><text:s text:c="2"/>Memo1.Lines.SaveToFile(cInFile);</text:p>
      <text:p text:style-name="Source_20_Code"><text:s text:c="2"/><text:span text:style-name="Source_20_Comment">// Execute the application</text:span></text:p>
      <text:p text:style-name="Source_20_Code"><text:s text:c="2"/>App := TPJConsoleApp.Create;</text:p>
      <text:p text:style-name="Source_20_Code"><text:s text:c="2"/><text:span text:style-name="T3">try</text:span></text:p>
      <text:p text:style-name="Source_20_Code"><text:s text:c="4"/>App.Visible := False;</text:p>
      <text:p text:style-name="Source_20_Code"><text:s text:c="4"/>App.StdIn := OpenInputFile(cInFile);</text:p>
      <text:p text:style-name="Source_20_Code"><text:s text:c="4"/>App.StdOut := CreateOutputFile(cOutFile);</text:p>
      <text:p text:style-name="P8"><text:s text:c="4"/><text:span text:style-name="T3">if not</text:span> App.Execute(<text:span text:style-name="Source_20_Literal">'Echoer "&gt;&gt;&gt; "'</text:span>) <text:span text:style-name="T3">then</text:span></text:p>
      <text:p text:style-name="Source_20_Code"><text:s text:c="6"/><text:span text:style-name="T3">raise</text:span> Exception.CreateFmt(</text:p>
      <text:p text:style-name="Source_20_Code"><text:s text:c="8"/><text:span text:style-name="Source_20_Literal">'Error %d: %s'</text:span>, [App.ErrorCode, App.ErrorMessage]</text:p>
      <text:p text:style-name="Source_20_Code"><text:s text:c="6"/>);</text:p>
      <text:p text:style-name="Source_20_Code"><text:s text:c="2"/><text:span text:style-name="T3">finally</text:span></text:p>
      <text:p text:style-name="Source_20_Code"><text:s text:c="4"/>FileClose(App.StdIn);</text:p>
      <text:p text:style-name="Source_20_Code"><text:s text:c="4"/>FileClose(App.StdOut);</text:p>
      <text:p text:style-name="Source_20_Code"><text:s text:c="4"/>App.Free;</text:p>
      <text:p text:style-name="Source_20_Code"><text:s text:c="2"/><text:span text:style-name="T3">end</text:span>;</text:p>
      <text:p text:style-name="Source_20_Code"><text:s text:c="2"/><text:span text:style-name="Source_20_Comment">// Load Memo2 from file</text:span></text:p>
      <text:p text:style-name="Source_20_Code"><text:s text:c="2"/>Memo2.Lines.LoadFromFile(cOutFile);</text:p>
      <text:p text:style-name="Source_20_Code_20_Last"><text:soft-page-break/><text:span text:style-name="T3">end</text:span>;</text:p>
      <text:p text:style-name="Text_20_body">Note that we have not created an <text:span text:style-name="Variable">OnWork</text:span> handler for this demo. This is because we expect the text processing application to run very quickly and therefore will have a negligible effect on our application responsiveness.</text:p>
      <text:p text:style-name="Text_20_body">Run the application, enter some text in <text:span text:style-name="Variable">Memo1</text:span> and click the button. The resulting processed file will be displayed in <text:span text:style-name="Variable">Memo2</text:span>. The files <text:span text:style-name="Source_20_Text">Eg6-in.txt</text:span> and <text:span text:style-name="Source_20_Text">Eg6-out.txt</text:span> will have been created.</text:p>
      <text:h text:style-name="Heading_20_2" text:outline-level="2"><text:bookmark-start text:name="Example 7"/>Example 7<text:bookmark-end text:name="Example 7"/>: Redirecting Standard I/O using Pipes</text:h>
      <text:p text:style-name="Warning"><text:span text:style-name="T3">Note</text:span>: This demo does not work when compiled with Unicode versions of Delphi.</text:p>
      <text:p text:style-name="Text_20_body">As useful as redirecting files can be (see <text:a xlink:type="simple" xlink:href="#Example 6">Example 6</text:a>), it is not always very convenient for our application to have to exchange data with a console application by writing input data to a file and then reading a processed file. It is much more useful if we can pass the raw data directly to a console app for processing and to read the processed data back from the console application. We can do this using pipes. It's more convoluted than using files, but worth it.</text:p>
      <text:p text:style-name="Text_20_body">To redirect a console application's input and output we need two pipes:</text:p>
      <text:list xml:id="list20525910" text:style-name="L5">
        <text:list-item>
          <text:p text:style-name="P15">The first pipe is used to send data to the console application's standard input. Our application uses the pipe's write handle<text:note text:id="ftn6" text:note-class="footnote"><text:note-citation>6</text:note-citation><text:note-body><text:p text:style-name="Footnote">Pipes have both a read handle and a write handle. One application writes to the pipe using the write handle while another application reads data from the pipe using the read handle.</text:p></text:note-body></text:note> to write data to the pipe. We set <text:span text:style-name="Variable">TPJConsoleApp.StdIn</text:span> to the pipe's read handle to enable the console application to read the data from the pipe.</text:p>
        </text:list-item>
        <text:list-item>
          <text:p text:style-name="P15">The second pipe is used to read data from the console application's standard output. We set <text:span text:style-name="Variable">TPJConsoleApp.StdOut</text:span> to the pipe's write handle and we read the data using the read handle.</text:p>
        </text:list-item>
      </text:list>
      <text:p text:style-name="Text_20_body">Because working with pipes can be quite complicated we will use the <text:span text:style-name="Variable">TPJPipe</text:span> class to help simplify things.</text:p>
      <text:p text:style-name="Text_20_body">To see the code working, create a new Delphi GUI application and drop a button and two memos on the form. As with <text:a xlink:type="simple" xlink:href="#Example 6">Example 6</text:a>, <text:span text:style-name="Variable">Memo1</text:span> will receive text to be processed and <text:span text:style-name="Variable">Memo2</text:span> will display the results. As before, this example uses the <text:a xlink:type="simple" xlink:href="#Echoer"><text:span text:style-name="Source_20_Text">Echoer.exe</text:span></text:a> console application from <text:a xlink:type="simple" xlink:href="#Appendix 2">Appendix 2</text:a>. As usual you can substitute another suitable program.</text:p>
      <text:p text:style-name="Text_20_body">Add the following code to the form class' private section:</text:p>
      <text:p text:style-name="P11"><text:s text:c="2"/><text:span text:style-name="T3">private</text:span></text:p>
      <text:p text:style-name="Source_20_Code"><text:s text:c="4"/>fOutPipe: TPJPipe;</text:p>
      <text:p text:style-name="Source_20_Code"><text:s text:c="4"/>fOutStream: TStream;</text:p>
      <text:p text:style-name="Source_20_Code_20_Last"><text:s text:c="4"/><text:span text:style-name="T3">procedure</text:span> WorkHandler(Sender: TObject);</text:p>
      <text:p text:style-name="Text_20_body">Here, <text:span text:style-name="Variable">fOutPipe</text:span> is a the <text:span text:style-name="Variable">TPJPipe</text:span> object used to pipe processed data from the console application and <text:span text:style-name="Variable">fOutStream</text:span> is a stream that receives data from <text:span text:style-name="Variable">fOutPipe</text:span>. <text:span text:style-name="Variable">WorkHandler</text:span> is an <text:span text:style-name="Variable">OnWork</text:span> event handler that is implemented like this:</text:p>
      <text:p text:style-name="P11"><text:span text:style-name="T3">procedure</text:span> TForm1.WorkHandler(Sender: TObject);</text:p>
      <text:p text:style-name="P7">begin</text:p>
      <text:p text:style-name="Source_20_Code"><text:s text:c="2"/>fOutPipe.CopyToStream(fOutStream, <text:span text:style-name="Source_20_Literal">0</text:span>);</text:p>
      <text:p text:style-name="Source_20_Code_20_Last"><text:span text:style-name="T3">end</text:span>;</text:p>
      <text:p text:style-name="Text_20_body">This handler simply copies all available data from the output pipe to the output stream.</text:p>
      <text:p text:style-name="Text_20_body"><text:soft-page-break/>We can't just wait until the program is over before reading all the data from the pipe, because we don't know the size needed for the output pipe or the amount of data written to it in one time slice. It is possible that the data will overflow the pipe. The secret is to make the <text:span text:style-name="Variable">TimeSlice</text:span> property of <text:span text:style-name="Variable">TPJConsoleApp</text:span> small enough, and create the output pipe big enough, to ensure that the console application never fills the pipe between time slices. Experimentation is usually required.</text:p>
      <text:p text:style-name="Text_20_body">Now create an <text:span text:style-name="Variable">OnClic</text:span>k event handler for the button and complete it as follows:</text:p>
      <text:p text:style-name="Source_20_Code_20_First"><text:span text:style-name="T3">procedure</text:span> TForm1.Button1Click(Sender: TObject);</text:p>
      <text:p text:style-name="P7">var</text:p>
      <text:p text:style-name="Source_20_Code"><text:s text:c="2"/>App: TPJConsoleApp;</text:p>
      <text:p text:style-name="Source_20_Code"><text:s text:c="2"/>Text: <text:span text:style-name="T3">string</text:span>;</text:p>
      <text:p text:style-name="Source_20_Code"><text:s text:c="2"/>InPipe: TPJPipe;</text:p>
      <text:p text:style-name="P7">begin</text:p>
      <text:p text:style-name="Source_20_Code"><text:s text:c="2"/>fOutStream := <text:span text:style-name="T3">nil</text:span>;</text:p>
      <text:p text:style-name="Source_20_Code"><text:s text:c="2"/>fOutPipe := <text:span text:style-name="T3">nil</text:span>;</text:p>
      <text:p text:style-name="Source_20_Code"><text:s text:c="2"/><text:span text:style-name="Source_20_Comment">// Write memo 1 contents into read pipe</text:span></text:p>
      <text:p text:style-name="Source_20_Code"><text:s text:c="2"/>Text := Memo1.Text;</text:p>
      <text:p text:style-name="Source_20_Code"><text:s text:c="2"/>InPipe := TPJPipe.Create(Length(Text));</text:p>
      <text:p text:style-name="Source_20_Code"><text:s text:c="2"/><text:span text:style-name="T3">try</text:span></text:p>
      <text:p text:style-name="Source_20_Code"><text:s text:c="4"/>InPipe.WriteData(PChar(Text)^, Length(Text));</text:p>
      <text:p text:style-name="Source_20_Code"><text:s text:c="4"/>InPipe.CloseWriteHandle;</text:p>
      <text:p text:style-name="Source_20_Code"><text:s text:c="4"/><text:span text:style-name="Source_20_Comment">// Create out pipe and stream that receives out pipe's data</text:span></text:p>
      <text:p text:style-name="Source_20_Code"><text:s text:c="4"/>fOutPipe := TPJPipe.Create;</text:p>
      <text:p text:style-name="Source_20_Code"><text:s text:c="4"/>fOutStream := TMemoryStream.Create;</text:p>
      <text:p text:style-name="Source_20_Code"><text:s text:c="4"/><text:span text:style-name="Source_20_Comment">// Execute the application</text:span></text:p>
      <text:p text:style-name="Source_20_Code"><text:s text:c="4"/>App := TPJConsoleApp.Create;</text:p>
      <text:p text:style-name="Source_20_Code"><text:s text:c="4"/><text:span text:style-name="T3">try</text:span></text:p>
      <text:p text:style-name="Source_20_Code"><text:s text:c="6"/>App.TimeSlice := <text:span text:style-name="Source_20_Literal">2</text:span>; <text:span text:style-name="Source_20_Comment">// forces more than one OnWork event</text:span></text:p>
      <text:p text:style-name="Source_20_Code"><text:s text:c="6"/>App.OnWork := WorkHandler;</text:p>
      <text:p text:style-name="Source_20_Code"><text:s text:c="6"/>App.StdIn := InPipe.ReadHandle;</text:p>
      <text:p text:style-name="Source_20_Code"><text:s text:c="6"/>App.StdOut := fOutPipe.WriteHandle;</text:p>
      <text:p text:style-name="Source_20_Code"><text:span text:style-name="T3"><text:s text:c="6"/>if not</text:span><text:span text:style-name="T5"> App.Execute(</text:span><text:span text:style-name="Source_20_Literal"><text:span text:style-name="T5">'Echoer "--&gt; "'</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d: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Load data from output stream into memo 2</text:span></text:p>
      <text:p text:style-name="Source_20_Code"><text:s text:c="4"/>fOutStream.Position := <text:span text:style-name="Source_20_Literal">0</text:span>;</text:p>
      <text:p text:style-name="Source_20_Code"><text:s text:c="4"/>Memo2.Lines.LoadFromStream(fOutStream);</text:p>
      <text:p text:style-name="Source_20_Code"><text:s text:c="2"/><text:span text:style-name="T3">finally</text:span></text:p>
      <text:p text:style-name="Source_20_Code"><text:s text:c="4"/>FreeAndNil(InPipe);</text:p>
      <text:p text:style-name="Source_20_Code"><text:s text:c="4"/>FreeAndNil(fOutPipe);</text:p>
      <text:p text:style-name="Source_20_Code"><text:s text:c="4"/>FreeAndNil(fOutStream);</text:p>
      <text:p text:style-name="Source_20_Code"><text:s text:c="2"/><text:span text:style-name="T3">end</text:span>;</text:p>
      <text:p text:style-name="Source_20_Code_20_Last"><text:span text:style-name="T3">end</text:span>;</text:p>
      <text:p text:style-name="Text_20_body">First of all we create the input pipe of the required size and write the contents of <text:span text:style-name="Variable">Memo1</text:span> to it. We call the pipe's <text:span text:style-name="Variable">CloseWriteHandle</text:span> method when all the data is written to it. This effectively signals end-of-file on the pipe. Without this the console application would endlessly wait for more data when all the pipe data had been read.</text:p>
      <text:p text:style-name="Text_20_body">Next we create the output pipe (with default size) and the stream to receive output. As we have seen the pipe's data is copied to the stream in <text:span text:style-name="Variable">WorkHandler</text:span>. It is because they are used in this separate method that we declare <text:span text:style-name="Variable">fOutPipe</text:span> and <text:span text:style-name="Variable">fOutStream</text:span> as fields of the class rather than as local variables.</text:p>
      <text:p text:style-name="Text_20_body">Now we choose a small <text:span text:style-name="Variable">TimeSlice</text:span>, and set the <text:span text:style-name="Variable">StdIn</text:span> and <text:span text:style-name="Variable">StdOut</text:span> properties to the appropriate pipe handles before executing the application.</text:p>
      <text:p text:style-name="Text_20_body">Finally we load <text:span text:style-name="Variable">Memo2</text:span> from the output stream.</text:p>
      <text:p text:style-name="Text_20_body"><text:soft-page-break/>Run the program. Type some text in <text:span text:style-name="Variable">Memo1</text:span> and click the button to see the processed text appear in <text:span text:style-name="Variable">Memo2</text:span>, this time without writing any intermediate files.</text:p>
      <text:h text:style-name="Heading_20_2" text:outline-level="2"><text:bookmark-start text:name="Example 8"/>Example 8<text:bookmark-end text:name="Example 8"/>: Echoing Console Output to a GUI</text:h>
      <text:p text:style-name="Warning"><text:span text:style-name="T3">Note</text:span>: This demo does not work when compiled with Unicode versions of Delphi.</text:p>
      <text:p text:style-name="Text_20_body">You may have seen applications (<text:span text:style-name="T1">Inno Setup</text:span> springs to mind), that display output from a console application in real time in a GUI control. In this example we'll see how to use <text:span text:style-name="Variable">TPJConsoleApp</text:span> and <text:span text:style-name="Variable">TPJPipe</text:span> to do this. Be warned, this is the most complex example we have met.</text:p>
      <text:p text:style-name="Text_20_body">Here is an overview of what we will do:</text:p>
      <text:list xml:id="list20495861" text:style-name="L6">
        <text:list-item>
          <text:p text:style-name="P16">Use a console application that processes text on standard input and writes processed output to standard output. We will redirect standard input to a lengthy text file. We will use <text:a xlink:type="simple" xlink:href="#Echoer"><text:span text:style-name="Source_20_Text">Echoer.exe</text:span></text:a><text:span text:style-name="Source_20_Text"> </text:span>from <text:a xlink:type="simple" xlink:href="#Appendix 2">Appendix 2</text:a> once more.</text:p>
        </text:list-item>
        <text:list-item>
          <text:p text:style-name="P16">Display the console applications' standard output in a memo control. To do this we will redirect standard output to a pipe and read the pipe in an <text:span text:style-name="Variable">OnWork</text:span> event, passing output to a helper class that updates the memo control.</text:p>
        </text:list-item>
        <text:list-item>
          <text:p text:style-name="P16">Do the same thing with the program's standard error output, displaying that in another memo control.</text:p>
        </text:list-item>
      </text:list>
      <text:p text:style-name="Text_20_body">Start a new Delphi GUI application and drop a button and two memo controls. We will display standard output in <text:span text:style-name="Variable">Memo1</text:span> and standard error in <text:span text:style-name="Variable">Memo2</text:span>.</text:p>
      <text:p text:style-name="Text_20_body">Copy <text:span text:style-name="Variable">OpenInputFile</text:span> from <text:a xlink:type="simple" xlink:href="#Appendix 1">Appendix 1</text:a> into the form unit's implementation section. We need this to redirect the console application's standard input.</text:p>
      <text:p text:style-name="Text_20_body">Now add the following declarations to the form class' private section:</text:p>
      <text:p text:style-name="P11"><text:s text:c="2"/><text:span text:style-name="T3">private</text:span></text:p>
      <text:p text:style-name="Source_20_Code"><text:s text:c="4"/>fErrPipe, fOutPipe: TPJPipe;</text:p>
      <text:p text:style-name="Source_20_Code"><text:s text:c="4"/>fOutLines, fErrLines: TTextToLines;</text:p>
      <text:p text:style-name="Source_20_Code"><text:s text:c="4"/><text:span text:style-name="T3">procedure</text:span> WorkHandler(Sender: TObject);</text:p>
      <text:p text:style-name="Source_20_Code_20_Last"><text:s text:c="4"/><text:span text:style-name="T3">procedure</text:span> CompletionHandler(Sender: TObject);</text:p>
      <text:p text:style-name="Text_20_body"><text:span text:style-name="Variable">TTextToLines</text:span> is the class we'll use to provide the output text to the memo controls. Add a new type definition for it above the form declaration in the unit's interface section as follows:</text:p>
      <text:p text:style-name="P10">type</text:p>
      <text:p text:style-name="Source_20_Code"><text:s text:c="2"/>TTextToLines = <text:span text:style-name="T3">class</text:span>(TObject)</text:p>
      <text:p text:style-name="Source_20_Code"><text:s text:c="2"/><text:span text:style-name="T3">private</text:span></text:p>
      <text:p text:style-name="Source_20_Code"><text:s text:c="4"/>fRemainder: <text:span text:style-name="T3">string</text:span>;</text:p>
      <text:p text:style-name="Source_20_Code"><text:s text:c="4"/>fLines: TStrings;</text:p>
      <text:p text:style-name="Source_20_Code"><text:s text:c="2"/><text:span text:style-name="T3">public</text:span></text:p>
      <text:p text:style-name="Source_20_Code"><text:s text:c="4"/><text:span text:style-name="T3">procedure</text:span> AddText(<text:span text:style-name="T3">const</text:span> Text: <text:span text:style-name="T3">string</text:span>);</text:p>
      <text:p text:style-name="Source_20_Code"><text:s text:c="4"/><text:span text:style-name="T3">procedure</text:span> Flush;</text:p>
      <text:p text:style-name="Source_20_Code"><text:s text:c="4"/><text:span text:style-name="T3">constructor</text:span> Create(<text:span text:style-name="T3">const</text:span> Lines: TStrings);</text:p>
      <text:p text:style-name="Source_20_Code_20_Last"><text:s text:c="2"/><text:span text:style-name="T3">end</text:span>;</text:p>
      <text:p text:style-name="Text_20_body">Implement the class as follows:</text:p>
      <text:p text:style-name="P11"><text:span text:style-name="T3">procedure</text:span> TTextToLines.AddText(<text:span text:style-name="T3">const</text:span> Text: <text:span text:style-name="T3">string</text:span>);</text:p>
      <text:p text:style-name="P7">var</text:p>
      <text:p text:style-name="Source_20_Code"><text:s text:c="2"/>EOLPos: Integer;</text:p>
      <text:p text:style-name="P7">begin</text:p>
      <text:p text:style-name="Source_20_Code"><text:s text:c="2"/><text:span text:style-name="T3">if</text:span> Text = <text:span text:style-name="Source_20_Literal">''</text:span> <text:span text:style-name="T3">then</text:span></text:p>
      <text:p text:style-name="Source_20_Code"><text:s text:c="4"/>Exit;</text:p>
      <text:p text:style-name="Source_20_Code"><text:s text:c="2"/>fRemainder := fRemainder + Text;</text:p>
      <text:p text:style-name="Source_20_Code"><text:s text:c="2"/>EOLPos := Pos(<text:span text:style-name="Source_20_Literal">#13#10</text:span>, fRemainder);</text:p>
      <text:p text:style-name="Source_20_Code"><text:soft-page-break/><text:s text:c="2"/><text:span text:style-name="T3">while</text:span> EOLPos &gt; <text:span text:style-name="Source_20_Literal">0</text:span> <text:span text:style-name="T3">do</text:span></text:p>
      <text:p text:style-name="Source_20_Code"><text:s text:c="2"/><text:span text:style-name="T3">begin</text:span></text:p>
      <text:p text:style-name="Source_20_Code"><text:s text:c="4"/>fLines.Add(Copy(fRemainder, <text:span text:style-name="Source_20_Literal">1</text:span>, EOLPos - <text:span text:style-name="Source_20_Literal">1</text:span>));</text:p>
      <text:p text:style-name="Source_20_Code"><text:s text:c="4"/>fRemainder := Copy(fRemainder, EOLPos + <text:span text:style-name="Source_20_Literal">2</text:span>, MaxInt);</text:p>
      <text:p text:style-name="Source_20_Code"><text:s text:c="4"/>EOLPos := Pos<text:span text:style-name="Source_20_Literal">(#13#10</text:span>, fRemainder);</text:p>
      <text:p text:style-name="Source_20_Code"><text:s text:c="2"/><text:span text:style-name="T3">end</text:span>;</text:p>
      <text:p text:style-name="Source_20_Code"><text:span text:style-name="T3">end</text:span>;</text:p>
      <text:p text:style-name="Source_20_Code"/>
      <text:p text:style-name="Source_20_Code"><text:span text:style-name="T3">constructor</text:span> TTextToLines.Create(<text:span text:style-name="T3">const</text:span> Lines: TStrings);</text:p>
      <text:p text:style-name="P7">begin</text:p>
      <text:p text:style-name="Source_20_Code"><text:s text:c="2"/><text:span text:style-name="T3">inherited</text:span> Create;</text:p>
      <text:p text:style-name="Source_20_Code"><text:s text:c="2"/>fLines := Lines;</text:p>
      <text:p text:style-name="Source_20_Code"><text:s text:c="2"/>fRemainder := <text:span text:style-name="Source_20_Literal">''</text:span>;</text:p>
      <text:p text:style-name="Source_20_Code"><text:span text:style-name="T3">end</text:span>;</text:p>
      <text:p text:style-name="Source_20_Code"/>
      <text:p text:style-name="Source_20_Code"><text:span text:style-name="T3">procedure</text:span> TTextToLines.Flush;</text:p>
      <text:p text:style-name="P7">begin</text:p>
      <text:p text:style-name="Source_20_Code"><text:s text:c="2"/><text:span text:style-name="T3">if</text:span> fRemainder &lt;&gt; <text:span text:style-name="Source_20_Literal">''</text:span> <text:span text:style-name="T3">then</text:span></text:p>
      <text:p text:style-name="Source_20_Code"><text:s text:c="2"/><text:span text:style-name="T3">begin</text:span></text:p>
      <text:p text:style-name="Source_20_Code"><text:s text:c="4"/>fLines.Add(fRemainder);</text:p>
      <text:p text:style-name="Source_20_Code"><text:s text:c="4"/>fRemainder := <text:span text:style-name="Source_20_Literal">''</text:span>;</text:p>
      <text:p text:style-name="Source_20_Code"><text:s text:c="2"/><text:span text:style-name="T3">end</text:span>;</text:p>
      <text:p text:style-name="Source_20_Code_20_Last"><text:span text:style-name="T3">end</text:span>;</text:p>
      <text:p text:style-name="Text_20_body">The constructor stores a reference to the <text:span text:style-name="Variable">TStrings</text:span> object we are to update. <text:span text:style-name="Variable">AddText</text:span> carves up the text passed to it into lines and adds each line to the string list. Any remaining text after the last end-of-line character is recorded in the <text:span text:style-name="Variable">fRemainder</text:span> field. <text:span text:style-name="Variable">Flush</text:span> is called when there is no more text to add and simply adds any remaining text to the string list. We need this method because we can't guarantee that the text output from the console application between time slices will be whole lines.</text:p>
      <text:p text:style-name="Text_20_body">We need to create two instances of this class – one to handle standard output text and one for standard error. So, create <text:span text:style-name="Variable">OnCreate</text:span> and <text:span text:style-name="Variable">OnDestroy</text:span> event handlers for the form and add the following code:</text:p>
      <text:p text:style-name="P11"><text:span text:style-name="T3">procedure</text:span> TForm1.FormCreate(Sender: TObject);</text:p>
      <text:p text:style-name="P7">begin</text:p>
      <text:p text:style-name="Source_20_Code"><text:s text:c="2"/>fOutLines := TTextToLines.Create(Memo1.Lines);</text:p>
      <text:p text:style-name="Source_20_Code"><text:s text:c="2"/>fErrLines := TTextToLines.Create(Memo2.Lines);</text:p>
      <text:p text:style-name="Source_20_Code"><text:span text:style-name="T3">end</text:span>;</text:p>
      <text:p text:style-name="Source_20_Code"/>
      <text:p text:style-name="Source_20_Code"><text:span text:style-name="T3">procedure</text:span> TForm1.FormDestroy(Sender: TObject);</text:p>
      <text:p text:style-name="P7">begin</text:p>
      <text:p text:style-name="Source_20_Code"><text:s text:c="2"/>FreeAndNil(fErrLines);</text:p>
      <text:p text:style-name="Source_20_Code"><text:s text:c="2"/>FreeAndNil(fOutLines);</text:p>
      <text:p text:style-name="Source_20_Code_20_Last"><text:span text:style-name="T3">end</text:span>;</text:p>
      <text:p text:style-name="Text_20_body">Having got the helper class out of the way it's time to look at the meat of the code. Create an <text:span text:style-name="Variable">OnClick</text:span> handler for the button and add the following code:</text:p>
      <text:p text:style-name="P11"><text:span text:style-name="T3">procedure</text:span> TForm1.Button1Click(Sender: TObject);</text:p>
      <text:p text:style-name="P7">var</text:p>
      <text:p text:style-name="Source_20_Code"><text:s text:c="2"/>App: TPJConsoleApp;</text:p>
      <text:p text:style-name="P7">begin</text:p>
      <text:p text:style-name="Source_20_Code"><text:s text:c="2"/>fOutPipe := <text:span text:style-name="T3">nil</text:span>;</text:p>
      <text:p text:style-name="Source_20_Code"><text:s text:c="2"/>fErrPipe := <text:span text:style-name="T3">nil</text:span>;</text:p>
      <text:p text:style-name="Source_20_Code"><text:s text:c="2"/><text:span text:style-name="T3">try</text:span></text:p>
      <text:p text:style-name="Source_20_Code"><text:s text:c="4"/>fOutPipe := TPJPipe.Create;</text:p>
      <text:p text:style-name="Source_20_Code"><text:s text:c="4"/>fErrPipe := TPJPipe.Create;</text:p>
      <text:p text:style-name="Source_20_Code"><text:s text:c="4"/>App := TPJConsoleApp.Create;</text:p>
      <text:p text:style-name="Source_20_Code"><text:s text:c="4"/><text:span text:style-name="T3">try</text:span></text:p>
      <text:p text:style-name="Source_20_Code"><text:s text:c="6"/>App.StdIn := OpenInputFile(<text:span text:style-name="Source_20_Literal">'InputFile.txt'</text:span>);</text:p>
      <text:p text:style-name="Source_20_Code"><text:s text:c="6"/>App.StdOut := fOutPipe.WriteHandle;</text:p>
      <text:p text:style-name="Source_20_Code"><text:s text:c="6"/>App.StdErr := fErrPipe.WriteHandle;</text:p>
      <text:p text:style-name="Source_20_Code"><text:s text:c="6"/>App.OnWork := WorkHandler;</text:p>
      <text:p text:style-name="Source_20_Code"><text:s text:c="6"/>App.OnComplete := CompletionHandler;</text:p>
      <text:p text:style-name="Source_20_Code"><text:s text:c="6"/>App.TimeSlice := <text:span text:style-name="Source_20_Literal">1</text:span>;</text:p>
      <text:p text:style-name="Source_20_Code"><text:soft-page-break/><text:span text:style-name="T3"><text:s text:c="6"/>if not</text:span><text:span text:style-name="T5"> App.Execute(</text:span><text:span text:style-name="Source_20_Literal"><text:span text:style-name="T5">'Echoer'</text:span></text:span><text:span text:style-name="T5">) </text:span><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FileClose(App.StdIn);</text:p>
      <text:p text:style-name="Source_20_Code"><text:s text:c="6"/>App.Free;</text:p>
      <text:p text:style-name="Source_20_Code"><text:s text:c="4"/><text:span text:style-name="T3">end</text:span>;</text:p>
      <text:p text:style-name="Source_20_Code"><text:s text:c="2"/><text:span text:style-name="T3">finally</text:span></text:p>
      <text:p text:style-name="Source_20_Code"><text:s text:c="4"/>FreeAndNil(fErrPipe);</text:p>
      <text:p text:style-name="Source_20_Code"><text:s text:c="4"/>FreeAndNil(fOutPipe);</text:p>
      <text:p text:style-name="Source_20_Code"><text:s text:c="2"/><text:span text:style-name="T3">end</text:span>;</text:p>
      <text:p text:style-name="Source_20_Code_20_Last"><text:span text:style-name="T3">end</text:span>;</text:p>
      <text:p text:style-name="Text_20_body">Most of this code should by now be familiar. We redirect a file to standard input. Replace <text:span text:style-name="Source_20_Text">InputFile.txt</text:span> with some suitably long text file. Two default sized pipes are created into which we redirect the console application's standard output and standard error. We assign <text:span text:style-name="Variable">WorkHandler</text:span> to the <text:span text:style-name="Variable">OnWork</text:span> event. In this example we also need an <text:span text:style-name="Variable">OnComplete</text:span> event handler – we use <text:span text:style-name="Variable">CompletionHandler</text:span> for this. A very short <text:span text:style-name="Variable">TimeSlice</text:span> is used to make output as smooth as possible. Next we execute the console application before closing the input file.</text:p>
      <text:p text:style-name="Text_20_body">Finally, we need to implement the two event handlers – <text:span text:style-name="Variable">WorkHandler</text:span> and <text:span text:style-name="Variable">CompletionHander</text:span>. Implement them as follows:</text:p>
      <text:p text:style-name="P11"><text:span text:style-name="T3">procedure</text:span> TForm1.WorkHandler(Sender: TObject);</text:p>
      <text:p text:style-name="Source_20_Code"/>
      <text:p text:style-name="Source_20_Code"><text:s text:c="2"/><text:span text:style-name="T3">procedure</text:span> ProcessPipe(<text:span text:style-name="T3">const</text:span> Pipe: TPJPipe;</text:p>
      <text:p text:style-name="Source_20_Code"><text:span text:style-name="T3"><text:s text:c="4"/>const</text:span> LineHandler: TTextToLines);</text:p>
      <text:p text:style-name="Source_20_Code"><text:s text:c="2"/><text:span text:style-name="T3">var</text:span></text:p>
      <text:p text:style-name="Source_20_Code"><text:s text:c="4"/>Text: <text:span text:style-name="T3">string</text:span>;</text:p>
      <text:p text:style-name="Source_20_Code"><text:s text:c="4"/>BytesToRead: Cardinal;</text:p>
      <text:p text:style-name="Source_20_Code"><text:s text:c="4"/>BytesRead: Cardinal;</text:p>
      <text:p text:style-name="Source_20_Code"><text:s text:c="2"/><text:span text:style-name="T3">begin</text:span></text:p>
      <text:p text:style-name="Source_20_Code"><text:s text:c="4"/>BytesToRead := Pipe.AvailableDataSize;</text:p>
      <text:p text:style-name="Source_20_Code"><text:s text:c="4"/>SetLength(Text, BytesToRead);</text:p>
      <text:p text:style-name="Source_20_Code"><text:s text:c="4"/>Pipe.ReadData(PChar(Text)^, BytesToRead, BytesRead);</text:p>
      <text:p text:style-name="Source_20_Code"><text:s text:c="4"/><text:span text:style-name="T3">if</text:span> BytesRead &gt; 0 <text:span text:style-name="T3">then</text:span></text:p>
      <text:p text:style-name="Source_20_Code"><text:s text:c="4"/><text:span text:style-name="T3">begin</text:span></text:p>
      <text:p text:style-name="Source_20_Code"><text:s text:c="6"/>SetLength(Text, BytesRead);</text:p>
      <text:p text:style-name="Source_20_Code"><text:s text:c="6"/>LineHandler.AddText(Text);</text:p>
      <text:p text:style-name="Source_20_Code"><text:s text:c="4"/><text:span text:style-name="T3">end</text:span>;</text:p>
      <text:p text:style-name="Source_20_Code"><text:s text:c="2"/><text:span text:style-name="T3">end</text:span>;</text:p>
      <text:p text:style-name="Source_20_Code"/>
      <text:p text:style-name="P7">begin</text:p>
      <text:p text:style-name="Source_20_Code"><text:s text:c="2"/>ProcessPipe(fErrPipe, fErrLines); <text:s/><text:span text:style-name="Source_20_Comment">// Read from standard error</text:span></text:p>
      <text:p text:style-name="Source_20_Code"><text:s text:c="2"/>ProcessPipe(fOutPipe, fOutLines); <text:s/><text:span text:style-name="Source_20_Comment"><text:span text:style-name="T5">// Read from standard output</text:span></text:span></text:p>
      <text:p text:style-name="Source_20_Code"><text:s text:c="2"/>Application.ProcessMessages; <text:s text:c="6"/><text:span text:style-name="Source_20_Comment">// Let the memo controls update</text:span></text:p>
      <text:p text:style-name="Source_20_Code"><text:span text:style-name="T3">end</text:span>;</text:p>
      <text:p text:style-name="Source_20_Code"/>
      <text:p text:style-name="Source_20_Code"><text:span text:style-name="T3">procedure</text:span> TForm1.CompletionHandler(Sender: TObject);</text:p>
      <text:p text:style-name="P7">begin</text:p>
      <text:p text:style-name="Source_20_Code"><text:s text:c="2"/>fOutLines.Flush;</text:p>
      <text:p text:style-name="Source_20_Code"><text:s text:c="2"/>fErrLines.Flush;</text:p>
      <text:p text:style-name="Source_20_Code_20_Last"><text:span text:style-name="T3">end</text:span>;</text:p>
      <text:p text:style-name="Text_20_body"><text:span text:style-name="Variable">WorkHandler</text:span> is where the meat of the code lies. There's a local procedure – <text:span text:style-name="Variable">ProcessPipe</text:span> – that handles the pipes connected to standard output and standard error in the same way. Essentially <text:span text:style-name="Variable">ProcessPipe</text:span> copies text from the pipe to the memo controls, via the appropriate <text:span text:style-name="Variable">TTextToLines</text:span> instance. Firstly, all available data from the appropriate pipe is copied to a string. If any data was actually read (and it may be less than expected) we make sure the string is the correct size and pass it to the <text:span text:style-name="Variable">AddTex</text:span>t method of the appropriate <text:span text:style-name="Variable">TTextToLines</text:span> instance.</text:p>
      <text:p text:style-name="Text_20_body"><text:soft-page-break/><text:span text:style-name="Variable">CompletionHandler</text:span> is called after the console application has completed executing (or has timed out). We use it to flush any remaining text from the <text:span text:style-name="Variable">TTextToLines</text:span> instances to ensure it is added to the memo controls.</text:p>
      <text:p text:style-name="Text_20_body">Run the application and watch the output appear in the two memo controls.</text:p>
      <text:h text:style-name="Heading_20_2" text:outline-level="2"><text:bookmark-start text:name="Example 9"/>Example 9<text:bookmark-end text:name="Example 9"/>: Subclassing TPJConsoleApp</text:h>
      <text:p text:style-name="Warning"><text:span text:style-name="T3">Note</text:span>: This demo does not work when compiled with Unicode versions of Delphi.</text:p>
      <text:p text:style-name="Text_20_body">Most of the previous examples have had to handle events to provide some of the needed functionality. In the later cases they have also had to manipulate pipes. This is all very well, but it does rather clutter up the main form code. There are a couple of alternatives that move the messy code out of the form:</text:p>
      <text:list xml:id="list20510574" text:style-name="L7">
        <text:list-item>
          <text:p text:style-name="P17">Encapsulate all the code in another class that creates a <text:span text:style-name="Variable">TPJConsoleApp</text:span> and supplies the required event handlers. This new class can then provide a simplified interface to the main form.</text:p>
        </text:list-item>
        <text:list-item>
          <text:p text:style-name="P17">Derive a new class from <text:span text:style-name="Variable">TPJCustomConsoleApp</text:span> and override methods to provide the required functionality.</text:p>
        </text:list-item>
      </text:list>
      <text:p text:style-name="Text_20_body">There are benefits to both approaches. In this example we're going to look only at the latter case and derive a new class from <text:span text:style-name="Variable">TPJCustomConsoleApp</text:span>.</text:p>
      <text:p text:style-name="Text_20_body">Look again at <text:a xlink:type="simple" xlink:href="#Example 7">Example 7</text:a>. In essence what this code does is:</text:p>
      <text:list xml:id="list20505866" text:style-name="L8">
        <text:list-item>
          <text:p text:style-name="P18">Read the data out of <text:span text:style-name="Variable">Memo1</text:span>.</text:p>
        </text:list-item>
        <text:list-item>
          <text:p text:style-name="P18">Pass that data to a pipe</text:p>
        </text:list-item>
        <text:list-item>
          <text:p text:style-name="P18">Set up an output pipe and stream</text:p>
        </text:list-item>
        <text:list-item>
          <text:p text:style-name="P18">Execute the console application</text:p>
        </text:list-item>
        <text:list-item>
          <text:p text:style-name="P18">Write the resulting data to <text:span text:style-name="Variable">Memo2</text:span></text:p>
        </text:list-item>
      </text:list>
      <text:p text:style-name="Text_20_body">We can replace this with the following:</text:p>
      <text:list xml:id="list20520045" text:style-name="L9">
        <text:list-item>
          <text:p text:style-name="P19">Read data out of <text:span text:style-name="Variable">Memo1</text:span> into an input stream</text:p>
        </text:list-item>
        <text:list-item>
          <text:p text:style-name="P19">Create an output stream</text:p>
        </text:list-item>
        <text:list-item>
          <text:p text:style-name="P19">Call a method of another object that uses the console app to process the input stream and write the output stream</text:p>
        </text:list-item>
        <text:list-item>
          <text:p text:style-name="P19">Write the resulting data to <text:span text:style-name="Variable">Memo2</text:span></text:p>
        </text:list-item>
      </text:list>
      <text:p text:style-name="Text_20_body">This has moved all knowledge of how to load streams into pipes and vice versa out of the form. We can create a descendant of <text:span text:style-name="Variable">TPJCustomConsoleApp</text:span> that performs the task at item 3 above. </text:p>
      <text:p text:style-name="Text_20_body">In this example we will recreate <text:a xlink:type="simple" xlink:href="#Example 7">Example 7</text:a> by subclassing <text:span text:style-name="Variable">TPJCustomConsoleApp</text:span>.</text:p>
      <text:p text:style-name="Text_20_body">Start a new Delphi GUI project and add a new unit, named <text:span text:style-name="Source_20_Text">UConsoleAppEx.pas</text:span>. Add the following to its interface section:</text:p>
      <text:p text:style-name="P10">uses</text:p>
      <text:p text:style-name="Source_20_Code"><text:s text:c="2"/>Classes, PJConsoleApp, PJPipe;</text:p>
      <text:p text:style-name="Source_20_Code"/>
      <text:p text:style-name="P7">type</text:p>
      <text:p text:style-name="Source_20_Code"><text:s text:c="2"/>TConsoleAppEx = <text:span text:style-name="T3">class</text:span>(TPJCustomConsoleApp)</text:p>
      <text:p text:style-name="Source_20_Code"><text:s text:c="2"/><text:span text:style-name="T3">private</text:span></text:p>
      <text:p text:style-name="Source_20_Code"><text:s text:c="4"/>fOutPipe: TPJPipe;</text:p>
      <text:p text:style-name="Source_20_Code"><text:soft-page-break/><text:s text:c="4"/>fOutStream: TStream;</text:p>
      <text:p text:style-name="Source_20_Code"><text:s text:c="2"/><text:span text:style-name="T3">protected</text:span></text:p>
      <text:p text:style-name="Source_20_Code"><text:s text:c="4"/><text:span text:style-name="T3">procedure</text:span> DoWork; <text:span text:style-name="T3">override</text:span>;</text:p>
      <text:p text:style-name="Source_20_Code"><text:s text:c="2"/><text:span text:style-name="T3">public</text:span></text:p>
      <text:p text:style-name="Source_20_Code"><text:s text:c="4"/><text:span text:style-name="T3">function</text:span> Execute(<text:span text:style-name="T3">const</text:span> CmdLine: <text:span text:style-name="T3">string</text:span>; <text:span text:style-name="T3">const</text:span> InStream,</text:p>
      <text:p text:style-name="Source_20_Code"><text:s text:c="6"/>OutStream: TStream): Boolean;</text:p>
      <text:p text:style-name="Source_20_Code"><text:s text:c="4"/><text:span text:style-name="Source_20_Comment">// Make protected properties public</text:span></text:p>
      <text:p text:style-name="Source_20_Code"><text:s text:c="4"/><text:span text:style-name="T3">property</text:span> ErrorCode;</text:p>
      <text:p text:style-name="Source_20_Code"><text:s text:c="4"/><text:span text:style-name="T3">property</text:span> ErrorMessage;</text:p>
      <text:p text:style-name="Source_20_Code"><text:s text:c="4"/><text:span text:style-name="T3">property</text:span> TimeSlice;</text:p>
      <text:p text:style-name="Source_20_Code_20_Last"><text:s text:c="2"/><text:span text:style-name="T3">end</text:span>;</text:p>
      <text:p text:style-name="Text_20_body">The <text:span text:style-name="Variable">Execute</text:span> method replaces the one in the base class. It receives the command we are to execute as well as an input stream containing data to be piped to the console process' standard input and a stream to receive data piped from standard output. We also make three required properties public.. (All properties of <text:span text:style-name="Variable">TPJCustomConsoleApp</text:span> are protected.) The <text:span text:style-name="Variable">DoWork</text:span> method is overridden to read the output pipe. This replaces the <text:span text:style-name="Variable">OnWork</text:span> event handler in <text:a xlink:type="simple" xlink:href="#Example 7">Example 7</text:a>. In fact <text:span text:style-name="Variable">DoWork</text:span> triggers the <text:span text:style-name="Variable">OnWork</text:span> event handler in the base class.</text:p>
      <text:p text:style-name="Text_20_body"><text:span text:style-name="Variable">TConsoleAppEx</text:span> is implemented as follows:</text:p>
      <text:p text:style-name="Source_20_Code_20_First"><text:span text:style-name="T3">uses</text:span></text:p>
      <text:p text:style-name="Source_20_Code"><text:s text:c="2"/>SysUtils;</text:p>
      <text:p text:style-name="Source_20_Code"/>
      <text:p text:style-name="Source_20_Code"><text:span text:style-name="T3">procedure</text:span> TConsoleAppEx.DoWork;</text:p>
      <text:p text:style-name="P7">begin</text:p>
      <text:p text:style-name="Source_20_Code"><text:s text:c="2"/>fOutPipe.CopyToStream(fOutStream, <text:span text:style-name="Source_20_Literal">0</text:span>);</text:p>
      <text:p text:style-name="Source_20_Code"><text:span text:style-name="T3">end</text:span>;</text:p>
      <text:p text:style-name="Source_20_Code"/>
      <text:p text:style-name="Source_20_Code"><text:span text:style-name="T3">function</text:span> TConsoleAppEx.Execute(<text:span text:style-name="T3">const</text:span> CmdLine: <text:span text:style-name="T3">string</text:span>; <text:span text:style-name="T3">const</text:span> InStream,</text:p>
      <text:p text:style-name="Source_20_Code"><text:s text:c="2"/>OutStream: TStream): Boolean;</text:p>
      <text:p text:style-name="P7">begin</text:p>
      <text:p text:style-name="Source_20_Code"><text:s text:c="2"/>fOutStream := OutStream;</text:p>
      <text:p text:style-name="Source_20_Code"><text:s text:c="2"/>InPipe := <text:span text:style-name="T3">nil</text:span>;</text:p>
      <text:p text:style-name="Source_20_Code"><text:s text:c="2"/>fOutPipe := <text:span text:style-name="T3">nil</text:span>;</text:p>
      <text:p text:style-name="Source_20_Code"><text:s text:c="2"/><text:span text:style-name="T3">try</text:span></text:p>
      <text:p text:style-name="Source_20_Code"><text:s text:c="4"/><text:span text:style-name="Source_20_Comment">// Set up input pipe and associated with console app stdin</text:span></text:p>
      <text:p text:style-name="Source_20_Code"><text:s text:c="4"/>InPipe := TPJPipe.Create(InStream.Size);</text:p>
      <text:p text:style-name="Source_20_Code"><text:s text:c="4"/>InPipe.CopyFromStream(InStream, <text:span text:style-name="Source_20_Literal">0</text:span>);</text:p>
      <text:p text:style-name="Source_20_Code"><text:s text:c="4"/>InPipe.CloseWriteHandle;</text:p>
      <text:p text:style-name="Source_20_Code"><text:s text:c="4"/><text:span text:style-name="Source_20_Comment">// Set up output pipe and associate with console app stdout</text:span></text:p>
      <text:p text:style-name="Source_20_Code"><text:s text:c="4"/>fOutPipe := TPJPipe.Create;</text:p>
      <text:p text:style-name="Source_20_Code"><text:s text:c="4"/>StdIn := InPipe.ReadHandle;</text:p>
      <text:p text:style-name="Source_20_Code"><text:s text:c="4"/>StdOut := fOutPipe.WriteHandle;</text:p>
      <text:p text:style-name="Source_20_Code"><text:s text:c="4"/><text:span text:style-name="Source_20_Comment">// Run the application</text:span></text:p>
      <text:p text:style-name="Source_20_Code"><text:s text:c="4"/>Result := <text:span text:style-name="T3">inherited</text:span> Execute(CmdLine);</text:p>
      <text:p text:style-name="Source_20_Code"><text:s text:c="2"/><text:span text:style-name="T3">finally</text:span></text:p>
      <text:p text:style-name="Source_20_Code"><text:s text:c="4"/>StdIn := <text:span text:style-name="Source_20_Literal">0</text:span>;</text:p>
      <text:p text:style-name="Source_20_Code"><text:s text:c="4"/>StdOut := <text:span text:style-name="Source_20_Literal">0</text:span>;</text:p>
      <text:p text:style-name="Source_20_Code"><text:s text:c="4"/>FreeAndNil(fOutPipe);</text:p>
      <text:p text:style-name="Source_20_Code"><text:s text:c="4"/>FreeAndNil(InPipe);</text:p>
      <text:p text:style-name="Source_20_Code"><text:s text:c="2"/><text:span text:style-name="T3">end</text:span>;</text:p>
      <text:p text:style-name="Source_20_Code_20_Last"><text:span text:style-name="T3">end</text:span>;</text:p>
      <text:p text:style-name="Text_20_body"><text:span text:style-name="Variable">DoWork</text:span> is straightforward – it copies the current pipe contents to the output stream.</text:p>
      <text:p text:style-name="Text_20_body"><text:span text:style-name="Variable">Execute</text:span> now contains some of the set up code that was in the main form code in <text:a xlink:type="simple" xlink:href="#Example 7">Example 7</text:a>.</text:p>
      <text:p text:style-name="Text_20_body">First we record a reference to the output stream for later use. Next we create the pipe associated with standard input and copy all the data from <text:span text:style-name="Variable">InStream</text:span> to it. The output pipe is then created before associating pipe handles with the console application's standard input and output. Finally, the <text:span text:style-name="Variable">Execute</text:span> method of the base class is called to execute the console application.</text:p>
      <text:p text:style-name="Text_20_body">Now switch back to the main form, drop a button and two memos on it then create an <text:span text:style-name="Variable">OnClick</text:span> event handler for the button, with the following code:</text:p>
      <text:p text:style-name="P12"><text:span text:style-name="T3">procedure</text:span> TForm1.Button1Click(Sender: TObject);</text:p>
      <text:p text:style-name="P7">var</text:p>
      <text:p text:style-name="Source_20_Code"><text:s text:c="2"/>App: TConsoleAppEx;</text:p>
      <text:p text:style-name="Source_20_Code"><text:s text:c="2"/>InStream: TStream;</text:p>
      <text:p text:style-name="Source_20_Code"><text:s text:c="2"/>OutStream: TStream;</text:p>
      <text:p text:style-name="P7">begin</text:p>
      <text:p text:style-name="Source_20_Code"><text:s text:c="2"/><text:span text:style-name="Source_20_Comment">// Set up i/o streams</text:span></text:p>
      <text:p text:style-name="Source_20_Code"><text:s text:c="2"/>InStream := <text:span text:style-name="T3">nil</text:span>;</text:p>
      <text:p text:style-name="Source_20_Code"><text:s text:c="2"/>OutStream := <text:span text:style-name="T3">nil</text:span>;</text:p>
      <text:p text:style-name="Source_20_Code"><text:s text:c="2"/><text:span text:style-name="T3">try</text:span></text:p>
      <text:p text:style-name="Source_20_Code"><text:s text:c="4"/>InStream := TMemoryStream.Create;</text:p>
      <text:p text:style-name="Source_20_Code"><text:s text:c="4"/>Memo1.Lines.SaveToStream(InStream);</text:p>
      <text:p text:style-name="Source_20_Code"><text:s text:c="4"/>InStream.Position := <text:span text:style-name="Source_20_Literal">0</text:span>;</text:p>
      <text:p text:style-name="Source_20_Code"><text:s text:c="4"/>OutStream := TMemoryStream.Create;</text:p>
      <text:p text:style-name="Source_20_Code"><text:s text:c="4"/><text:span text:style-name="Source_20_Comment">// Run console app</text:span></text:p>
      <text:p text:style-name="Source_20_Code"><text:s text:c="4"/>App := TConsoleAppEx.Create;</text:p>
      <text:p text:style-name="Source_20_Code"><text:s text:c="4"/><text:span text:style-name="T3">try</text:span></text:p>
      <text:p text:style-name="Source_20_Code"><text:s text:c="6"/>App.TimeSlice := <text:span text:style-name="Source_20_Literal">2</text:span>;</text:p>
      <text:p text:style-name="Source_20_Code"><text:s text:c="6"/><text:span text:style-name="T3">if not</text:span> App.Execute(<text:span text:style-name="Source_20_Literal">'Echoer "--&gt;"'</text:span>, InStream, OutStream) <text:span text:style-name="T3">then</text:span></text:p>
      <text:p text:style-name="Source_20_Code"><text:s text:c="8"/><text:span text:style-name="T3">raise</text:span> Exception.CreateFmt(</text:p>
      <text:p text:style-name="Source_20_Code"><text:s text:c="10"/><text:span text:style-name="Source_20_Literal">'Error %X: %s'</text:span>, [App.ErrorCode, App.ErrorMessage]</text:p>
      <text:p text:style-name="Source_20_Code"><text:s text:c="8"/>);</text:p>
      <text:p text:style-name="Source_20_Code"><text:s text:c="4"/><text:span text:style-name="T3">finally</text:span></text:p>
      <text:p text:style-name="Source_20_Code"><text:s text:c="6"/>App.Free;</text:p>
      <text:p text:style-name="Source_20_Code"><text:s text:c="4"/><text:span text:style-name="T3">end</text:span>;</text:p>
      <text:p text:style-name="Source_20_Code"><text:s text:c="4"/><text:span text:style-name="Source_20_Comment">// Read output stream</text:span></text:p>
      <text:p text:style-name="Source_20_Code"><text:s text:c="4"/>OutStream.Position := <text:span text:style-name="Source_20_Literal">0</text:span>;</text:p>
      <text:p text:style-name="Source_20_Code"><text:s text:c="4"/>Memo2.Lines.LoadFromStream(OutStream);</text:p>
      <text:p text:style-name="Source_20_Code"><text:s text:c="2"/><text:span text:style-name="T3">finally</text:span></text:p>
      <text:p text:style-name="Source_20_Code"><text:s text:c="4"/>InStream.Free;</text:p>
      <text:p text:style-name="Source_20_Code"><text:s text:c="4"/>OutStream.Free;</text:p>
      <text:p text:style-name="Source_20_Code"><text:s text:c="2"/><text:span text:style-name="T3">end</text:span>;</text:p>
      <text:p text:style-name="Source_20_Code_20_Last"><text:span text:style-name="T3">end</text:span>;</text:p>
      <text:p text:style-name="Text_20_body">First a stream is created and the contents of <text:span text:style-name="Variable">Memo1</text:span> are copied into it. Next the empty output stream is created. Then we run the console application using our new class. And finally we display the data from the output stream in <text:span text:style-name="Variable">Memo2</text:span>.</text:p>
      <text:p text:style-name="Text_20_body">In the above code <text:a xlink:type="simple" xlink:href="#Echoer"><text:span text:style-name="Source_20_Text">Echoer.exe</text:span></text:a> from <text:a xlink:type="simple" xlink:href="#Appendix 2">Appendix 2</text:a> has been used once again. </text:p>
      <text:p text:style-name="Text_20_body">Run the application. It should perform exactly the same as <text:a xlink:type="simple" xlink:href="#Example 7">Example 7</text:a>.</text:p>
      <text:h text:style-name="Heading_20_2" text:outline-level="2"><text:bookmark-start text:name="Example 10"/>Example 10<text:bookmark-end text:name="Example 10"/>: TPJConsoleApp &amp; Console Applications</text:h>
      <text:p text:style-name="Text_20_body">All our example applications so far have been Windows GUI applications. You shouldn't get the impression that you can only use <text:span text:style-name="Variable">TPJConsoleApp</text:span> with GUI applications – it works perfectly well with console applications and this example will show.</text:p>
      <text:p text:style-name="Text_20_body">Start a new Delphi console application. Now create a new unit in the project and save it as <text:span text:style-name="Source_20_Text">UMain.pas</text:span>. Add the following class declaration to the new unit's interface:</text:p>
      <text:p text:style-name="P10">type</text:p>
      <text:p text:style-name="Source_20_Code"><text:s text:c="2"/>TMain = <text:span text:style-name="T3">class</text:span>(TObject)</text:p>
      <text:p text:style-name="Source_20_Code"><text:s text:c="2"/><text:span text:style-name="T3">private</text:span></text:p>
      <text:p text:style-name="Source_20_Code"><text:s text:c="4"/>fVisible: Boolean;</text:p>
      <text:p text:style-name="Source_20_Code"><text:s text:c="4"/>fNewConsole: Boolean;</text:p>
      <text:p text:style-name="Source_20_Code"><text:s text:c="4"/>fTitle: <text:span text:style-name="T3">string</text:span>;</text:p>
      <text:p text:style-name="Source_20_Code"><text:s text:c="4"/><text:span text:style-name="T3">procedure</text:span> WorkHandler(Sender: TObject);</text:p>
      <text:p text:style-name="Source_20_Code"><text:s text:c="4"/><text:span text:style-name="T3">procedure</text:span> ParseCommandLine;</text:p>
      <text:p text:style-name="Source_20_Code"><text:s text:c="2"/><text:span text:style-name="T3">public</text:span></text:p>
      <text:p text:style-name="Source_20_Code"><text:s text:c="4"/><text:span text:style-name="T3">procedure</text:span> Execute;</text:p>
      <text:p text:style-name="Source_20_Code_20_Last"><text:s text:c="2"/><text:span text:style-name="T3">end</text:span>;</text:p>
      <text:p text:style-name="Text_20_body"><text:soft-page-break/>This class parses the program command line then uses <text:span text:style-name="Variable">TPJConsoleApp</text:span> to run the <text:a xlink:type="simple" xlink:href="#Timed"><text:span text:style-name="Source_20_Text">Timed.exe</text:span></text:a> program from <text:a xlink:type="simple" xlink:href="#Appendix 2">Appendix 2</text:a>. Change this program if you wish, but note we need a program that runs for at least 2 or 3 seconds. Add the following implementation of <text:span text:style-name="Variable">TMain</text:span>:</text:p>
      <text:p text:style-name="P10">uses</text:p>
      <text:p text:style-name="Source_20_Code"><text:s text:c="2"/>SysUtils, PJConsoleApp;</text:p>
      <text:p text:style-name="Source_20_Code"/>
      <text:p text:style-name="Source_20_Code"><text:span text:style-name="T3">procedure</text:span> TMain.Execute;</text:p>
      <text:p text:style-name="P7">var</text:p>
      <text:p text:style-name="Source_20_Code"><text:s text:c="2"/>App: TPJConsoleApp;</text:p>
      <text:p text:style-name="P7">begin</text:p>
      <text:p text:style-name="Source_20_Code"><text:s text:c="2"/>ParseCommandLine;</text:p>
      <text:p text:style-name="Source_20_Code"><text:s text:c="2"/>App := TPJConsoleApp.Create;</text:p>
      <text:p text:style-name="Source_20_Code"><text:s text:c="2"/><text:span text:style-name="T3">try</text:span></text:p>
      <text:p text:style-name="Source_20_Code"><text:span text:style-name="T3"><text:s text:c="4"/></text:span><text:span text:style-name="Source_20_Comment"><text:span text:style-name="T5">// Set properties based on parameters</text:span></text:span></text:p>
      <text:p text:style-name="Source_20_Code"><text:s text:c="4"/>App.Visible := fVisible;</text:p>
      <text:p text:style-name="Source_20_Code"><text:s text:c="4"/>App.UseNewConsole := fNewConsole;</text:p>
      <text:p text:style-name="Source_20_Code"><text:s text:c="4"/>App.ConsoleTitle := fTitle;</text:p>
      <text:p text:style-name="Source_20_Code"><text:s text:c="4"/><text:span text:style-name="Source_20_Comment">// Set OnWork handler</text:span></text:p>
      <text:p text:style-name="Source_20_Code"><text:s text:c="4"/>App.OnWork := WorkHandler;</text:p>
      <text:p text:style-name="Source_20_Code"><text:s text:c="4"/><text:span text:style-name="Source_20_Comment">// Run the application</text:span></text:p>
      <text:p text:style-name="Source_20_Code"><text:s text:c="4"/>WriteLn(<text:span text:style-name="Source_20_Literal">'Starting Timed.exe'</text:span>);</text:p>
      <text:p text:style-name="Source_20_Code"><text:s text:c="4"/><text:span text:style-name="T3">if not</text:span> App.Execute(<text:span text:style-name="Source_20_Literal">'Timed 3'</text:span>) <text:span text:style-name="T3">then</text:span></text:p>
      <text:p text:style-name="Source_20_Code"><text:s text:c="6"/><text:span text:style-name="T3">raise</text:span> Exception.CreateFmt(</text:p>
      <text:p text:style-name="Source_20_Code"><text:s text:c="8"/><text:span text:style-name="Source_20_Literal">'%X: %s'</text:span>, [App.ErrorCode, App.ErrorMessage]</text:p>
      <text:p text:style-name="Source_20_Code"><text:s text:c="6"/>);</text:p>
      <text:p text:style-name="Source_20_Code"><text:s text:c="4"/>WriteLn(<text:span text:style-name="Source_20_Literal">'Timed.exe completed with exit code: '</text:span>, App.ExitCode);</text:p>
      <text:p text:style-name="Source_20_Code"><text:s text:c="2"/><text:span text:style-name="T3">finally</text:span></text:p>
      <text:p text:style-name="Source_20_Code"><text:s text:c="4"/>App.Free;</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ParseCommandLine;</text:p>
      <text:p text:style-name="P7">var</text:p>
      <text:p text:style-name="Source_20_Code"><text:s text:c="2"/>Param: <text:span text:style-name="T3">string</text:span>;</text:p>
      <text:p text:style-name="Source_20_Code"><text:s text:c="2"/>Idx: Integer;</text:p>
      <text:p text:style-name="P7">begin</text:p>
      <text:p text:style-name="Source_20_Code"><text:s text:c="2"/><text:span text:style-name="T3">for</text:span> Idx := 1 <text:span text:style-name="T3">to</text:span> ParamCount <text:span text:style-name="T3">do</text:span></text:p>
      <text:p text:style-name="Source_20_Code"><text:s text:c="2"/><text:span text:style-name="T3">begin</text:span></text:p>
      <text:p text:style-name="Source_20_Code"><text:s text:c="4"/>Param := ParamStr(Idx);</text:p>
      <text:p text:style-name="Source_20_Code"><text:s text:c="4"/><text:span text:style-name="T3">if</text:span> Param = <text:span text:style-name="Source_20_Literal">'-v'</text:span> <text:span text:style-name="T3">then</text:span></text:p>
      <text:p text:style-name="Source_20_Code"><text:s text:c="6"/>fVisible := True</text:p>
      <text:p text:style-name="Source_20_Code"><text:s text:c="4"/><text:span text:style-name="T3">else if</text:span> Param = <text:span text:style-name="Source_20_Literal">'-n'</text:span> <text:span text:style-name="T3">then</text:span></text:p>
      <text:p text:style-name="Source_20_Code"><text:s text:c="6"/>fNewConsole := True</text:p>
      <text:p text:style-name="Source_20_Code"><text:s text:c="4"/><text:span text:style-name="T3">else if</text:span> (Param &lt;&gt; <text:span text:style-name="Source_20_Literal">''</text:span>) <text:span text:style-name="T3">and</text:span> (Param[1] &lt;&gt; <text:span text:style-name="Source_20_Literal">'-'</text:span>) <text:span text:style-name="T3">then</text:span></text:p>
      <text:p text:style-name="Source_20_Code"><text:s text:c="6"/>fTitle := Param</text:p>
      <text:p text:style-name="Source_20_Code"><text:s text:c="4"/><text:span text:style-name="T3">else</text:span></text:p>
      <text:p text:style-name="Source_20_Code"><text:s text:c="6"/><text:span text:style-name="T3">raise</text:span> Exception.CreateFmt(<text:span text:style-name="Source_20_Literal">'Unknown parameter "%s"'</text:span>, [Param]);</text:p>
      <text:p text:style-name="Source_20_Code"><text:s text:c="2"/><text:span text:style-name="T3">end</text:span>;</text:p>
      <text:p text:style-name="Source_20_Code"><text:span text:style-name="T3">end</text:span>;</text:p>
      <text:p text:style-name="Source_20_Code"/>
      <text:p text:style-name="Source_20_Code"><text:span text:style-name="T3">procedure</text:span> TMain.WorkHandler(Sender: TObject);</text:p>
      <text:p text:style-name="P7">var</text:p>
      <text:p text:style-name="Source_20_Code"><text:s text:c="2"/>App: TPJConsoleApp;</text:p>
      <text:p text:style-name="P7">begin</text:p>
      <text:p text:style-name="Source_20_Code"><text:s text:c="2"/>App := Sender <text:span text:style-name="T3">as</text:span> TPJConsoleApp;</text:p>
      <text:p text:style-name="Source_20_Code"><text:s text:c="2"/><text:span text:style-name="T3">if</text:span> App.UseNewConsole <text:span text:style-name="T3">then</text:span></text:p>
      <text:p text:style-name="Source_20_Code"><text:s text:c="4"/>WriteLn(<text:span text:style-name="Source_20_Literal">'Waited '</text:span>, App.ElapsedTime, <text:span text:style-name="Source_20_Literal">' ms for Timed.exe'</text:span>);</text:p>
      <text:p text:style-name="Source_20_Code_20_Last"><text:span text:style-name="T3">end</text:span>;</text:p>
      <text:p text:style-name="Text_20_body">The <text:span text:style-name="Variable">Execute</text:span> method creates a <text:span text:style-name="Variable">TPJConsoleApp</text:span> instance then sets properties based on the parameters passed on the command line. An <text:span text:style-name="Variable">OnWork</text:span> event handler is set before executing the application.</text:p>
      <text:p text:style-name="Text_20_body"><text:span text:style-name="Variable">WorkHandler</text:span> checks to see if the console application is sharing the main program's console. If so the handler does not write any output – this would interfere with text written by the child process. If <text:soft-page-break/>the child process is displaying in its own console (which could be hidden if the <text:span text:style-name="Variable">Visible</text:span> property is False), then the event handler writes out the elapsed time to the main console.</text:p>
      <text:p text:style-name="Text_20_body">The <text:span text:style-name="Variable">ParseCommandLine</text:span> method checks the command line for valid commands and sets the appropriate field values. Valid parameters are:</text:p>
      <table:table table:name="Table4" table:style-name="Table4">
        <table:table-column table:style-name="Table4.A"/>
        <table:table-column table:style-name="Table4.B"/>
        <table:table-row>
          <table:table-cell table:style-name="Table4.A1" office:value-type="string">
            <text:p text:style-name="Table_20_Heading">Paramete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v</text:span></text:p>
          </table:table-cell>
          <table:table-cell table:style-name="Table4.B2" office:value-type="string">
            <text:p text:style-name="Table_20_Contents">The child process is visible. If this switch is not provided the child process is not visible. If the child process is displayed in the host program's console this switch is ignored.</text:p>
          </table:table-cell>
        </table:table-row>
        <table:table-row>
          <table:table-cell table:style-name="Table4.A2" office:value-type="string">
            <text:p text:style-name="Table_20_Contents"><text:span text:style-name="Source_20_Text">-n</text:span></text:p>
          </table:table-cell>
          <table:table-cell table:style-name="Table4.B2" office:value-type="string">
            <text:p text:style-name="Table_20_Contents">Displays the child process in its own console window. If this switch is not provided the child process outputs to the host's console window. </text:p>
          </table:table-cell>
        </table:table-row>
        <table:table-row>
          <table:table-cell table:style-name="Table4.A2" office:value-type="string">
            <text:p text:style-name="Table_20_Contents"><text:span text:style-name="Source_20_Text">&lt;title&gt;</text:span></text:p>
          </table:table-cell>
          <table:table-cell table:style-name="Table4.B2" office:value-type="string">
            <text:p text:style-name="Table_20_Contents">Text to be displayed in the console window's title bar. If not supplied the child process' console window has its default title. Any title is ignored if the child process does not have its own console. Quote any title that contains spaces.</text:p>
          </table:table-cell>
        </table:table-row>
      </table:table>
      <text:p text:style-name="Text_20_body">Now switch back to the project file and enter the following code in the program body:</text:p>
      <text:p text:style-name="P10">begin</text:p>
      <text:p text:style-name="Source_20_Code"><text:s text:c="2"/><text:span text:style-name="T3">try</text:span></text:p>
      <text:p text:style-name="Source_20_Code"><text:s text:c="4"/>WriteLn(<text:span text:style-name="Source_20_Literal">'TPJConsoleApp Example 10'</text:span>);</text:p>
      <text:p text:style-name="Source_20_Code"><text:s text:c="4"/><text:span text:style-name="T3">with</text:span> TMain.Create <text:span text:style-name="T3">do</text:span></text:p>
      <text:p text:style-name="Source_20_Code"><text:s text:c="6"/><text:span text:style-name="T3">try</text:span></text:p>
      <text:p text:style-name="Source_20_Code"><text:s text:c="8"/>Execute;</text:p>
      <text:p text:style-name="Source_20_Code"><text:s text:c="6"/><text:span text:style-name="T3">finally</text:span></text:p>
      <text:p text:style-name="Source_20_Code"><text:s text:c="8"/>Free;</text:p>
      <text:p text:style-name="Source_20_Code"><text:s text:c="6"/><text:span text:style-name="T3">end</text:span>;</text:p>
      <text:p text:style-name="Source_20_Code"><text:s text:c="4"/>WriteLn(<text:span text:style-name="Source_20_Literal">'TPJConsoleApp Example 10: Done'</text:span>);</text:p>
      <text:p text:style-name="Source_20_Code"><text:s text:c="2"/><text:span text:style-name="T3">except</text:span></text:p>
      <text:p text:style-name="Source_20_Code"><text:s text:c="4"/><text:span text:style-name="T3">on</text:span> E: Exception <text:span text:style-name="T3">do</text:span></text:p>
      <text:p text:style-name="Source_20_Code"><text:s text:c="6"/>WriteLn(<text:span text:style-name="Source_20_Literal">'ERROR: '</text:span>, E.Message);</text:p>
      <text:p text:style-name="Source_20_Code"><text:s text:c="2"/><text:span text:style-name="T3">end</text:span>;</text:p>
      <text:p text:style-name="Source_20_Code_20_Last"><text:span text:style-name="T3">end</text:span>.</text:p>
      <text:p text:style-name="Text_20_body">This code simply displays some text before executing the main code in <text:span text:style-name="Variable">TMain</text:span> and signing off. The code also handles any exceptions.</text:p>
      <text:p text:style-name="Text_20_body">Run the application with various parameters and note its behaviour. See the table above for details of the command line parameters. </text:p>
      <text:h text:style-name="Heading_20_1" text:outline-level="1"><text:bookmark-start text:name="Appendices"/>Appendices<text:bookmark-end text:name="Appendices"/></text:h>
      <text:h text:style-name="Heading_20_2" text:outline-level="2"><text:bookmark-start text:name="Appendix 1"/>Appendix 1<text:bookmark-end text:name="Appendix 1"/>: Inheritable Handles</text:h>
      <text:p text:style-name="Text_20_body">To make a handle inheritable we must create it with security attributes that specify that it is inheritable.</text:p>
      <text:p text:style-name="Text_20_body">For example, we can open a file with an inheritable handle as follows:</text:p>
      <text:p text:style-name="P12"><text:span text:style-name="T3">function</text:span> OpenIn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text:span text:style-name="Source_20_Comment">// Set up security structure so file handle is inheritable (NT)</text:span></text:p>
      <text:p text:style-name="Source_20_Code"><text:s/><text:span text:style-name="T8"><text:s/>Security.nLength := SizeOf(Security); </text:span></text:p>
      <text:p text:style-name="Source_20_Code"><text:s/><text:span text:style-name="T8"><text:s/>Security.lpSecurityDescriptor := </text:span><text:span text:style-name="T4">nil</text:span><text:span text:style-name="T8">; </text:span></text:p>
      <text:p text:style-name="Source_20_Code"><text:s/><text:span text:style-name="T8"><text:s/>Security.bInheritHandle := True; <text:s text:c="5"/></text:span></text:p>
      <text:p text:style-name="Source_20_Code"><text:s text:c="2"/><text:span text:style-name="Source_20_Comment">// Open the file for reading</text:span></text:p>
      <text:p text:style-name="Source_20_Code"><text:s text:c="2"/>Result := CreateFile(</text:p>
      <text:p text:style-name="Source_20_Code"><text:s text:c="4"/>PChar(FileName), <text:s text:c="7"/><text:span text:style-name="Source_20_Comment">// file name</text:span></text:p>
      <text:p text:style-name="Source_20_Code"><text:s text:c="4"/>GENERIC_READ, <text:s text:c="10"/><text:span text:style-name="Source_20_Comment">// readable file</text:span></text:p>
      <text:p text:style-name="Source_20_Code"><text:s text:c="4"/>FILE_SHARE_READ, <text:s text:c="7"/><text:span text:style-name="Source_20_Comment">// share read access</text:span></text:p>
      <text:p text:style-name="Source_20_Code"><text:s text:c="4"/>@Security, <text:s text:c="13"/><text:span text:style-name="Source_20_Comment">// security attributes (NT only)</text:span></text:p>
      <text:p text:style-name="Source_20_Code"><text:s text:c="4"/>OPEN_EXISTING, <text:s text:c="9"/><text:span text:style-name="Source_20_Comment">// file must exist</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open file "%s"', [FileName]);</text:p>
      <text:p text:style-name="Source_20_Code_20_Last"><text:span text:style-name="T3">end</text:span>;</text:p>
      <text:p text:style-name="Text_20_body">The crucial pieces of code are highlighted. Regardless of whether you are opening a file or a pipe for reading or writing you always need to set up the security attributes as shown and pass the structure to the relevant API call.</text:p>
      <text:p text:style-name="Text_20_body">Here is another function, this time to create new files for writing:</text:p>
      <text:p text:style-name="P11"><text:span text:style-name="T3">function</text:span> CreateOutputFile(<text:span text:style-name="T3">const</text:span> FileName: <text:span text:style-name="T3">string</text:span>): THandle;</text:p>
      <text:p text:style-name="P7">var</text:p>
      <text:p text:style-name="Source_20_Code"><text:s text:c="2"/>Security: TSecurityAttributes; <text:s/><text:span text:style-name="Source_20_Comment">// file's security attributes</text:span></text:p>
      <text:p text:style-name="P7">begin</text:p>
      <text:p text:style-name="Source_20_Code"><text:s text:c="2"/>// Set up security structure so file handle is inheritable (NT)</text:p>
      <text:p text:style-name="Source_20_Code"><text:s text:c="2"/>Security.nLength := SizeOf(Security);</text:p>
      <text:p text:style-name="Source_20_Code"><text:s text:c="2"/>Security.lpSecurityDescriptor := <text:span text:style-name="T3">nil</text:span>;</text:p>
      <text:p text:style-name="Source_20_Code"><text:s text:c="2"/>Security.bInheritHandle := True;</text:p>
      <text:p text:style-name="Source_20_Code"><text:s text:c="2"/><text:span text:style-name="Source_20_Comment">// Create new empty file</text:span></text:p>
      <text:p text:style-name="Source_20_Code"><text:s text:c="2"/>Result := CreateFile(</text:p>
      <text:p text:style-name="Source_20_Code"><text:s text:c="4"/>PChar(FileName), <text:s text:c="7"/><text:span text:style-name="Source_20_Comment">// file name</text:span></text:p>
      <text:p text:style-name="Source_20_Code"><text:s text:c="4"/>GENERIC_WRITE, <text:s text:c="9"/><text:span text:style-name="Source_20_Comment">// writeable file</text:span></text:p>
      <text:p text:style-name="Source_20_Code"><text:s text:c="4"/>0, <text:s text:c="21"/><text:span text:style-name="Source_20_Comment">// no sharing</text:span></text:p>
      <text:p text:style-name="Source_20_Code"><text:s text:c="4"/>@Security, <text:s text:c="13"/><text:span text:style-name="Source_20_Comment">// security attributes (NT only)</text:span></text:p>
      <text:p text:style-name="Source_20_Code"><text:s text:c="4"/>CREATE_ALWAYS, <text:s text:c="9"/><text:span text:style-name="Source_20_Comment">// always create the file, even if exists</text:span></text:p>
      <text:p text:style-name="Source_20_Code"><text:s text:c="4"/>FILE_ATTRIBUTE_NORMAL, <text:s/><text:span text:style-name="Source_20_Comment">// just the normal attributes</text:span></text:p>
      <text:p text:style-name="Source_20_Code"><text:s text:c="4"/>0 <text:s text:c="22"/><text:span text:style-name="Source_20_Comment">// no template file (NT only)</text:span></text:p>
      <text:p text:style-name="Source_20_Code"><text:s text:c="2"/>);</text:p>
      <text:p text:style-name="Source_20_Code"><text:s text:c="2"/><text:span text:style-name="T3">if</text:span> Result = INVALID_HANDLE_VALUE <text:span text:style-name="T3">then</text:span></text:p>
      <text:p text:style-name="Source_20_Code"><text:s text:c="4"/><text:span text:style-name="T3">raise</text:span> Exception.CreateFmt('Can''t create file "%s"', [FileName]);</text:p>
      <text:p text:style-name="Source_20_Code_20_Last"><text:span text:style-name="T3">end</text:span>;</text:p>
      <text:h text:style-name="Heading_20_2" text:outline-level="2"><text:bookmark-start text:name="Appendix 2"/>Appendix 2<text:bookmark-end text:name="Appendix 2"/>: Console Application Source Code</text:h>
      <text:p text:style-name="Text_20_body">This appendix provides source code for two console applications that can be used with the various examples presented above.</text:p>
      <text:h text:style-name="Heading_20_3" text:outline-level="3"><text:bookmark-start text:name="Timed"/>Timed.exe<text:bookmark-end text:name="Timed"/></text:h>
      <text:p text:style-name="Text_20_body">Usage:</text:p>
      <text:p text:style-name="Source_20_Code_20_One_20_Line"><text:span text:style-name="Source_20_Text">Timed [&lt;seconds&gt;]</text:span></text:p>
      <text:p text:style-name="Text_20_body">Where:</text:p>
      <text:list xml:id="list20499221" text:style-name="L10">
        <text:list-item>
          <text:p text:style-name="P21"><text:span text:style-name="Source_20_Text">&lt;seconds&gt;</text:span> = valid positive whole number.</text:p>
        </text:list-item>
      </text:list>
      <text:p text:style-name="Text_20_body"><text:soft-page-break/>This program runs for the number of seconds passed on the command line, or for 5 seconds if no such parameter is provided. It is useful for examples that require an application that runs for a reasonable amount of time. The program outputs a sign-on message, then a full-stop character approx every 1/10<text:span text:style-name="T7">th</text:span> second and writes “Done” when it completes.</text:p>
      <text:p text:style-name="Text_20_body">Here is the source code:</text:p>
      <text:p text:style-name="Source_20_Code_20_First"><text:span text:style-name="T3">program</text:span> Timed;</text:p>
      <text:p text:style-name="Source_20_Code"/>
      <text:p text:style-name="Source_20_Code"><text:span text:style-name="Source_20_Comment">{$APPTYPE CONSOLE}</text:span></text:p>
      <text:p text:style-name="Source_20_Code"/>
      <text:p text:style-name="P7">uses</text:p>
      <text:p text:style-name="Source_20_Code"><text:s text:c="2"/>SysUtils, Windows;</text:p>
      <text:p text:style-name="Source_20_Code"/>
      <text:p text:style-name="P7">var</text:p>
      <text:p text:style-name="Source_20_Code"><text:s text:c="2"/>TimeToRun: Integer; <text:span text:style-name="Source_20_Comment">// time program is to run for in ms</text:span></text:p>
      <text:p text:style-name="Source_20_Code"><text:s text:c="2"/>StartTick: Integer; <text:span text:style-name="Source_20_Comment">// tick count when program starts</text:span></text:p>
      <text:p text:style-name="Source_20_Code"><text:s text:c="2"/>TickNow: Integer; <text:s text:c="2"/><text:span text:style-name="Source_20_Comment">// tick count during each program loops</text:span></text:p>
      <text:p text:style-name="P7">begin</text:p>
      <text:p text:style-name="Source_20_Code"><text:s text:c="2"/>TimeToRun := <text:span text:style-name="Source_20_Literal">1000</text:span> * StrToIntDef(ParamStr(<text:span text:style-name="Source_20_Literal">1</text:span>), <text:span text:style-name="Source_20_Literal">5</text:span>);</text:p>
      <text:p text:style-name="Source_20_Code"><text:s text:c="2"/>ExitCode := <text:span text:style-name="Source_20_Literal">0</text:span>;</text:p>
      <text:p text:style-name="Source_20_Code"><text:s text:c="2"/>WriteLn(<text:span text:style-name="Source_20_Literal">'TIMED: Running for '</text:span>, TimeToRun <text:span text:style-name="T3">div</text:span> <text:span text:style-name="Source_20_Literal">1000</text:span>, <text:span text:style-name="Source_20_Literal">' seconds'</text:span>);</text:p>
      <text:p text:style-name="Source_20_Code"><text:s text:c="2"/>StartTick := GetTickCount;</text:p>
      <text:p text:style-name="Source_20_Code"><text:s text:c="2"/><text:span text:style-name="T3">repeat</text:span></text:p>
      <text:p text:style-name="Source_20_Code"><text:s text:c="4"/>TickNow := GetTickCount;</text:p>
      <text:p text:style-name="Source_20_Code"><text:s text:c="4"/>Sleep(<text:span text:style-name="Source_20_Literal">100</text:span>);</text:p>
      <text:p text:style-name="Source_20_Code"><text:s text:c="4"/>Write(<text:span text:style-name="Source_20_Literal">'.'</text:span>);</text:p>
      <text:p text:style-name="Source_20_Code"><text:s text:c="2"/><text:span text:style-name="T3">until</text:span> TickNow - StartTick &gt;= TimeToRun;</text:p>
      <text:p text:style-name="Source_20_Code"><text:s text:c="2"/>WriteLn;</text:p>
      <text:p text:style-name="Source_20_Code"><text:s text:c="2"/>WriteLn(<text:span text:style-name="Source_20_Literal">'Done'</text:span>);</text:p>
      <text:p text:style-name="Source_20_Code_20_Last"><text:span text:style-name="T3">end</text:span>.</text:p>
      <text:h text:style-name="Heading_20_3" text:outline-level="3"><text:bookmark-start text:name="Echoer"/>Echoer<text:bookmark-end text:name="Echoer"/>.exe</text:h>
      <text:p text:style-name="Text_20_body">Usage:</text:p>
      <text:p text:style-name="Source_20_Code_20_One_20_Line">Echoer [&lt;prefix&gt;]</text:p>
      <text:p text:style-name="Text_20_body">Where:</text:p>
      <text:list xml:id="list20512883" text:style-name="L11">
        <text:list-item>
          <text:p text:style-name="P20"><text:span text:style-name="Source_20_Text">&lt;prefix&gt;</text:span> = Prefix text. (Quote the text if it contains spaces).</text:p>
        </text:list-item>
      </text:list>
      <text:p text:style-name="Text_20_body">This program copies text read from standard input, prepends a prefix passed on the command line to each line of text. It then writes the modified text to standard output.</text:p>
      <text:p text:style-name="Text_20_body">If no parameter is provided then lines of text are preceded by the '&gt;' character. The program also writes some sign-on and sign-off messages to standard error, which is useful for examples that redirect standard error output.</text:p>
      <text:p text:style-name="Text_20_body">Here is the source code:</text:p>
      <text:p text:style-name="P12"><text:span text:style-name="T3">program</text:span> Echoer;</text:p>
      <text:p text:style-name="Source_20_Code"/>
      <text:p text:style-name="Source_20_Code"><text:span text:style-name="Source_20_Comment">{$APPTYPE CONSOLE}</text:span></text:p>
      <text:p text:style-name="Source_20_Code"/>
      <text:p text:style-name="P7">uses</text:p>
      <text:p text:style-name="Source_20_Code"><text:s text:c="2"/>Windows, SysUtils;</text:p>
      <text:p text:style-name="Source_20_Code"/>
      <text:p text:style-name="Source_20_Code"/>
      <text:p text:style-name="Source_20_Code"><text:span text:style-name="Source_20_Comment">{ Emulates C std lib stderr value by returning appropriate Windows handle }</text:span></text:p>
      <text:p text:style-name="Source_20_Code"><text:span text:style-name="T3">function</text:span> StdErr: Integer;</text:p>
      <text:p text:style-name="P7">begin</text:p>
      <text:p text:style-name="Source_20_Code"><text:s text:c="2"/>Result := Windows.GetStdHandle(STD_ERROR_HANDLE);</text:p>
      <text:p text:style-name="Source_20_Code"><text:span text:style-name="T3">end</text:span>;</text:p>
      <text:p text:style-name="Source_20_Code"/>
      <text:p text:style-name="Source_20_Code"><text:span text:style-name="Source_20_Comment">{ Writes a single character or string to a file }</text:span></text:p>
      <text:p text:style-name="Source_20_Code"><text:span text:style-name="T3">procedure</text:span> WriteStr(Handle: THandle; <text:span text:style-name="T3">const</text:span> S: <text:span text:style-name="T3">string</text:span>);</text:p>
      <text:p text:style-name="P7">var</text:p>
      <text:p text:style-name="Source_20_Code"><text:s text:c="2"/>Dummy: DWORD;</text:p>
      <text:p text:style-name="P7">begin</text:p>
      <text:p text:style-name="Source_20_Code"><text:s text:c="2"/>Windows.WriteFile(Handle, PChar(S)^, Length(S), Dummy, <text:span text:style-name="T3">nil</text:span>);</text:p>
      <text:p text:style-name="Source_20_Code"><text:span text:style-name="T3">end</text:span>;</text:p>
      <text:p text:style-name="Source_20_Code"><text:span text:style-name="Source_20_Comment"/></text:p>
      <text:p text:style-name="Source_20_Code"><text:span text:style-name="Source_20_Comment">{ Writes a single character or string to a file followed by a newline }</text:span></text:p>
      <text:p text:style-name="Source_20_Code"><text:span text:style-name="T3">procedure</text:span> WriteStrLn(Handle: THandle; const S: <text:span text:style-name="T3">string</text:span>);</text:p>
      <text:p text:style-name="P7">begin</text:p>
      <text:p text:style-name="Source_20_Code"><text:s text:c="2"/>WriteStr(Handle, S + <text:span text:style-name="Source_20_Literal">#13#10</text:span>);</text:p>
      <text:p text:style-name="Source_20_Code"><text:span text:style-name="T3">end</text:span>;</text:p>
      <text:p text:style-name="Source_20_Code"/>
      <text:p text:style-name="P7">var</text:p>
      <text:p text:style-name="Source_20_Code"><text:s text:c="2"/>Prefix: <text:span text:style-name="T3">string</text:span>;</text:p>
      <text:p text:style-name="Source_20_Code"><text:s text:c="2"/>Line: <text:span text:style-name="T3">string</text:span>;</text:p>
      <text:p text:style-name="Source_20_Code"><text:s text:c="2"/>Count: Integer;</text:p>
      <text:p text:style-name="Source_20_Code"><text:s text:c="2"/>ProgName: <text:span text:style-name="T3">string</text:span>;</text:p>
      <text:p text:style-name="P7">begin</text:p>
      <text:p text:style-name="Source_20_Code"><text:s text:c="2"/>ProgName := ExtractFileName(ParamStr(0));</text:p>
      <text:p text:style-name="Source_20_Code"><text:s text:c="2"/>WriteStrLn(StdErr, ProgName + <text:span text:style-name="Source_20_Literal">' - Starting'</text:span>);</text:p>
      <text:p text:style-name="Source_20_Code"><text:s text:c="2"/>Prefix := ParamStr(<text:span text:style-name="Source_20_Literal">1</text:span>);</text:p>
      <text:p text:style-name="Source_20_Code"><text:s text:c="2"/>if Prefix = <text:span text:style-name="Source_20_Literal">''</text:span> then</text:p>
      <text:p text:style-name="Source_20_Code"><text:s text:c="4"/>Prefix := <text:span text:style-name="Source_20_Literal">'&gt;'</text:span>;</text:p>
      <text:p text:style-name="Source_20_Code"><text:s text:c="2"/>WriteStrLn(StdErr, ProgName + <text:span text:style-name="Source_20_Literal">' - Using prefix: "'</text:span> + Prefix + <text:span text:style-name="Source_20_Literal">'"'</text:span>);</text:p>
      <text:p text:style-name="Source_20_Code"><text:s text:c="2"/>Count := <text:span text:style-name="Source_20_Literal">0</text:span>;</text:p>
      <text:p text:style-name="Source_20_Code"><text:s text:c="2"/><text:span text:style-name="T3">while</text:span> <text:span text:style-name="T3">not</text:span> EOF <text:span text:style-name="T3">do</text:span></text:p>
      <text:p text:style-name="Source_20_Code"><text:s text:c="2"/><text:span text:style-name="T3">begin</text:span></text:p>
      <text:p text:style-name="Source_20_Code"><text:s text:c="4"/>Inc(Count);</text:p>
      <text:p text:style-name="Source_20_Code"><text:s text:c="4"/>ReadLn(Line);</text:p>
      <text:p text:style-name="Source_20_Code"><text:s text:c="4"/>WriteLn(Prefix, Line);</text:p>
      <text:p text:style-name="Source_20_Code"><text:s text:c="2"/><text:span text:style-name="T3">end</text:span>;</text:p>
      <text:p text:style-name="Source_20_Code"><text:s text:c="2"/>WriteStrLn(StdErr, ProgName + <text:span text:style-name="Source_20_Literal">' - '</text:span> + IntToStr(Count) + <text:span text:style-name="Source_20_Literal">' lines written'</text:span>);</text:p>
      <text:p text:style-name="Source_20_Code"><text:s text:c="2"/>WriteStrLn(StdErr, ProgName + <text:span text:style-name="Source_20_Literal">' - Finished'</text:span>);</text:p>
      <text:p text:style-name="Source_20_Code_20_Last"><text:span text:style-name="T3">end</text:span>.</text:p>
      <text:p text:style-name="Copyright_20_Top_20_Line">This user guide is copyright © Peter D Johnson, 2007-2010,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LucidaConsole" svg:font-family="LucidaConsole" style:font-pitch="fixed"/>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1" svg:font-family="Garamond" style:font-adornments="Italic"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99cm" fo:orphans="2" fo:widows="2" style:page-number="auto"/>
      <style:text-properties style:use-window-font-color="true" style:font-name="Garamon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style:page-number="auto"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212cm" fo:margin-bottom="0.212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auto-update="true" style:class="extra">
      <style:paragraph-properties fo:margin-left="0.499cm" fo:margin-right="0cm" fo:text-indent="-0.499cm" style:auto-text-indent="false" text:number-lines="false" text:line-number="0"/>
      <style:text-properties style:font-name="Garamond" fo:font-size="11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style:font-name="Lucida San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soli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style:page-number="auto"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style:page-number="auto"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master-page-name="">
      <style:paragraph-properties fo:margin-left="0.212cm" fo:margin-right="0.212cm" fo:text-indent="0cm" style:auto-text-indent="false" style:page-number="auto" fo:background-color="#e6e6ff" fo:padding="0.141cm" fo:border-left="0.018cm solid #999999" fo:border-right="0.018cm solid #999999" fo:border-top="none" fo:border-bottom="none">
        <style:background-image/>
      </style:paragraph-properties>
      <style:text-properties style:use-window-font-color="true"/>
    </style:style>
    <style:style style:name="Source_20_Code_20_Last" style:display-name="Source Code Last" style:family="paragraph" style:parent-style-name="Source_20_Code" style:class="text" style:master-page-name="">
      <style:paragraph-properties fo:margin-top="0cm" fo:margin-bottom="0.199cm" fo:orphans="0" fo:widows="0" style:page-number="auto" fo:padding="0.141cm" fo:border-left="0.018cm solid #999999" fo:border-right="0.018cm solid #999999" fo:border-top="none" fo:border-bottom="0.018cm solid #999999"/>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top="0cm" fo:margin-bottom="0.199cm"/>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Source_20_Code_20_First" style:display-name="Source Code First" style:family="paragraph" style:parent-style-name="Source_20_Code" style:next-style-name="Source_20_Code" style:master-page-name="">
      <style:paragraph-properties style:page-number="auto" fo:background-color="#e6e6ff" fo:padding="0.141cm" fo:border-left="0.018cm solid #999999" fo:border-right="0.018cm solid #999999" fo:border-top="0.018cm solid #999999" fo:border-bottom="none" fo:keep-with-next="always">
        <style:tab-stops/>
        <style:background-image/>
      </style:paragraph-properties>
      <style:text-properties fo:font-weight="normal" style:font-weight-asian="bold" style:font-weight-complex="bold"/>
    </style:style>
    <style:style style:name="Source_20_Code_20_One_20_Line" style:display-name="Source Code One Line" style:family="paragraph" style:parent-style-name="Source_20_Code_20_Last">
      <style:paragraph-properties fo:padding="0.141cm" fo:border="0.018cm solid #999999"/>
    </style:style>
    <style:style style:name="Warning" style:family="paragraph" style:parent-style-name="Text_20_body">
      <style:paragraph-properties fo:background-color="#ffff99" fo:padding="0.15cm" fo:border="0.002cm solid #800000" style:shadow="none">
        <style:background-image/>
      </style:paragraph-properties>
      <style:text-properties fo:color="#800000"/>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008080" fo:font-weight="bold" style:font-weight-asian="bold" style:font-weight-complex="bold"/>
    </style:style>
    <style:style style:name="Source_20_Text" style:display-name="Source Text" style:family="text">
      <style:text-properties style:font-name="Lucida Console1" fo:font-size="10pt"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color="#008080" style:font-name="Lucida Console1" fo:font-size="10pt" fo:font-style="normal"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Source_20_Comment" style:display-name="Source Comment" style:family="text">
      <style:text-properties fo:color="#000080" style:font-name="Lucida Console1" fo:font-size="10pt" fo:font-style="italic" fo:background-color="transparent" style:font-name-asian="Courier New" style:font-size-asian="10pt" style:font-name-complex="Courier New" style:font-size-complex="10pt"/>
    </style:style>
    <style:style style:name="Code_20_Param_20_Header" style:display-name="Code Param Header" style:family="text">
      <style:text-properties style:use-window-font-color="true" style:font-name="Garamond1" fo:font-style="normal" style:text-underline-style="dash" style:text-underline-width="auto" style:text-underline-color="#008080"/>
    </style:style>
    <style:style style:name="Source_20_Literal" style:display-name="Source Literal" style:family="text" style:parent-style-name="Source_20_Comment">
      <style:text-properties fo:color="#800080"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7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423cm" style:distance-after-sep="0.423cm" style:adjustment="left" style:rel-width="50%" style:color="#000000"/>
      </style:page-layout-properties>
      <style:header-style/>
      <style:footer-style>
        <style:header-footer-properties fo:min-height="0.6cm" fo:margin-left="0cm" fo:margin-right="0cm" fo:margin-top="0.497cm" style:dynamic-spacing="false"/>
      </style:footer-style>
    </style:page-layout>
    <style:page-layout style:name="Mpm2">
      <style:page-layout-properties fo:page-width="20.997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847cm" style:distance-after-sep="0.847cm" style:adjustment="left" style:rel-width="100%" style:color="#000000"/>
      </style:page-layout-properties>
      <style:header-style/>
      <style:footer-style>
        <style:header-footer-properties fo:min-height="1.002cm" fo:margin-left="0cm" fo:margin-right="0cm" fo:margin-top="0.501cm" fo:border-top="0.018cm solid #000000" fo:border-bottom="none" fo:border-left="none" fo:border-right="none" fo:padding="0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Page <text:page-number text:select-page="current">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eter Johnson</meta:initial-creator>
    <meta:creation-date>2007-08-27T03:17:40</meta:creation-date>
    <dc:creator>Peter Johnson</dc:creator>
    <dc:date>2010-07-20T00:54:07.37</dc:date>
    <dc:language>en-GB</dc:language>
    <meta:editing-cycles>156</meta:editing-cycles>
    <meta:editing-duration>PT151H08M39S</meta:editing-duration>
    <meta:document-statistic meta:table-count="4" meta:image-count="1" meta:object-count="0" meta:page-count="29" meta:paragraph-count="1029" meta:word-count="9684" meta:character-count="64655"/>
    <meta:user-defined meta:name="Info 1"/>
    <meta:user-defined meta:name="Info 2"/>
    <meta:user-defined meta:name="Info 3"/>
    <meta:user-defined meta:name="Info 4"/>
  </office:meta>
</office:document-meta>
</file>